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4.svm" manifest:media-type=""/>
  <manifest:file-entry manifest:full-path="Pictures/1000020100000640000004AD5377ED5F.png" manifest:media-type="image/png"/>
  <manifest:file-entry manifest:full-path="Pictures/TablePreview3.svm" manifest:media-type=""/>
  <manifest:file-entry manifest:full-path="Pictures/TablePreview7.svm" manifest:media-type=""/>
  <manifest:file-entry manifest:full-path="Pictures/TablePreview2.svm" manifest:media-type=""/>
  <manifest:file-entry manifest:full-path="Pictures/1000020100000640000004AD766578CC.png" manifest:media-type="image/png"/>
  <manifest:file-entry manifest:full-path="Pictures/TablePreview6.svm" manifest:media-type=""/>
  <manifest:file-entry manifest:full-path="Pictures/1000020100000640000004ADFBAD5771.png" manifest:media-type="image/png"/>
  <manifest:file-entry manifest:full-path="Pictures/TablePreview1.svm" manifest:media-type=""/>
  <manifest:file-entry manifest:full-path="Pictures/TablePreview5.svm" manifest:media-type=""/>
  <manifest:file-entry manifest:full-path="Pictures/1000020100000640000004AD1F971F8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="solid" draw:fill-color="#000000" draw:textarea-horizontal-align="left" draw:textarea-vertical-align="top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9.54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fo:min-height="16.676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4586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pr1" style:family="presentation" style:parent-style-name="Standard_20_1-title">
      <style:graphic-properties draw:auto-grow-height="true" fo:min-height="2.4cm"/>
    </style:style>
    <style:style style:name="pr2" style:family="presentation" style:parent-style-name="Standard_20_1-subtitle">
      <style:graphic-properties draw:fill-color="#ffffff" fo:min-height="12.18cm"/>
    </style:style>
    <style:style style:name="pr3" style:family="presentation" style:parent-style-name="Standard_20_1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fo:min-height="2.4cm"/>
    </style:style>
    <style:style style:name="pr5" style:family="presentation" style:parent-style-name="Standard_20_1-outline1">
      <style:graphic-properties fo:min-height="11.93cm"/>
    </style:style>
    <style:style style:name="pr6" style:family="presentation" style:parent-style-name="Standard_20_1-notes">
      <style:graphic-properties draw:fill-color="#ffffff" fo:min-height="13.364cm"/>
    </style:style>
    <style:style style:name="pr7" style:family="presentation" style:parent-style-name="Standard_20_1-outline1">
      <style:graphic-properties fo:min-height="5.371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co3" style:family="table-column">
      <style:table-column-properties style:column-width="5.395cm" style:use-optimal-column-width="false"/>
    </style:style>
    <style:style style:name="co4" style:family="table-column">
      <style:table-column-properties style:column-width="19.404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29cm"/>
    </style:style>
    <style:style style:name="ce1" style:family="table-cell">
      <style:graphic-properties style:repeat="repeat"/>
      <style:paragraph-properties fo:text-align="center"/>
      <style:text-properties fo:font-family="Ubuntu" style:font-pitch="variable" fo:font-size="24pt" style:font-size-asian="24pt" style:font-size-complex="24pt"/>
    </style:style>
    <style:style style:name="ce2" style:family="table-cell">
      <style:graphic-properties style:repeat="repeat"/>
      <style:paragraph-properties fo:text-align="center"/>
      <style:text-properties fo:font-family="Ubuntu" style:font-pitch="variable" fo:font-size="26pt" style:font-size-asian="26pt" style:font-size-complex="26pt"/>
    </style:style>
    <style:style style:name="ce3" style:family="table-cell">
      <style:graphic-properties style:repeat="repeat"/>
      <style:paragraph-properties fo:margin-top="0.42cm" fo:margin-bottom="0.35cm" fo:text-align="center"/>
      <style:text-properties fo:font-family="Ubuntu" style:font-pitch="variable" fo:font-size="26pt" style:font-size-asian="26pt" style:font-size-complex="26pt"/>
    </style:style>
    <style:style style:name="ce4" style:family="table-cell">
      <style:graphic-properties style:repeat="repeat"/>
      <style:paragraph-properties fo:text-align="center"/>
      <style:text-properties fo:font-family="Ubuntu" style:font-pitch="variable" fo:font-size="18pt" style:font-size-asian="18pt" style:font-size-complex="18pt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fo:font-family="'Ubuntu Mono'" style:font-pitch="fixed" fo:font-size="32pt" style:font-size-asian="32pt" style:font-size-complex="32pt"/>
    </style:style>
    <style:style style:name="P3" style:family="paragraph">
      <style:paragraph-properties fo:text-align="start"/>
      <style:text-properties fo:color="#ffffff" fo:font-family="'Ubuntu Mono'" style:font-pitch="fixed"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fo:font-family="Ubuntu" style:font-pitch="variable" fo:font-size="24pt" style:font-size-asian="24pt" style:font-size-complex="24pt"/>
    </style:style>
    <style:style style:name="P6" style:family="paragraph">
      <style:text-properties fo:font-size="20pt"/>
    </style:style>
    <style:style style:name="P7" style:family="paragraph">
      <style:paragraph-properties fo:text-align="start"/>
      <style:text-properties fo:color="#ffffff" fo:font-family="'Ubuntu Mono'" style:font-pitch="fixed" fo:font-size="18pt" style:font-size-asian="32pt" style:font-size-complex="32pt"/>
    </style:style>
    <style:style style:name="P8" style:family="paragraph">
      <style:paragraph-properties fo:margin-top="0.42cm" fo:margin-bottom="0.35cm" fo:text-align="center"/>
    </style:style>
    <style:style style:name="P9" style:family="paragraph">
      <style:paragraph-properties fo:margin-top="0.42cm" fo:margin-bottom="0.35cm"/>
    </style:style>
    <style:style style:name="P10" style:family="paragraph"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style:text-properties fo:font-family="Ubuntu" style:font-pitch="variable"/>
    </style:style>
    <style:style style:name="P12" style:family="paragraph">
      <style:paragraph-properties fo:text-align="start"/>
      <style:text-properties fo:color="#ffffff" fo:font-family="'Ubuntu Mono'" style:font-pitch="fixed" fo:font-size="22pt" style:font-size-asian="22pt" style:font-size-complex="22pt"/>
    </style:style>
    <style:style style:name="P13" style:family="paragraph">
      <style:text-properties fo:font-size="18pt"/>
    </style:style>
    <style:style style:name="P14" style:family="paragraph">
      <style:paragraph-properties fo:text-align="start"/>
      <style:text-properties fo:font-size="18pt"/>
    </style:style>
    <style:style style:name="P15" style:family="paragraph">
      <style:paragraph-properties fo:text-align="start"/>
      <style:text-properties fo:color="#ffffff" fo:font-size="18pt"/>
    </style:style>
    <style:style style:name="P16" style:family="paragraph">
      <style:paragraph-properties fo:text-align="center"/>
      <style:text-properties fo:font-family="Ubuntu" style:font-style-name="Regular" style:font-pitch="variable" fo:font-size="32pt" style:font-size-asian="18pt" style:font-size-complex="18pt"/>
    </style:style>
    <style:style style:name="P17" style:family="paragraph">
      <style:text-properties fo:font-family="Ubuntu" style:font-pitch="variable"/>
    </style:style>
    <style:style style:name="P18" style:family="paragraph">
      <style:paragraph-properties fo:text-align="start"/>
      <style:text-properties fo:color="#ffffff" fo:font-size="24pt" style:font-size-asian="24pt" style:font-size-complex="24pt"/>
    </style:style>
    <style:style style:name="P19" style:family="paragraph">
      <style:paragraph-properties fo:text-align="start"/>
      <style:text-properties fo:color="#ffffff" fo:font-family="'Ubuntu Mono'" style:font-pitch="fixed" fo:font-size="24pt" style:font-size-asian="24pt" style:font-size-complex="24pt"/>
    </style:style>
    <style:style style:name="T1" style:family="text">
      <style:text-properties fo:font-family="'Ubuntu Mono'" style:font-pitch="fixed"/>
    </style:style>
    <style:style style:name="T2" style:family="text">
      <style:text-properties fo:color="#ffffff" fo:font-family="'Ubuntu Mono'" style:font-pitch="fixed" fo:font-size="32pt" style:font-size-asian="32pt" style:font-size-complex="32pt"/>
    </style:style>
    <style:style style:name="T3" style:family="text">
      <style:text-properties fo:color="#ffffff" fo:font-family="'Ubuntu Mono'" style:font-pitch="fixed" fo:font-size="18pt" style:font-size-asian="18pt" style:font-size-complex="18pt"/>
    </style:style>
    <style:style style:name="T4" style:family="text">
      <style:text-properties fo:font-family="Ubuntu" style:font-pitch="variable" fo:font-size="24pt" style:font-size-asian="24pt" style:font-size-complex="24pt"/>
    </style:style>
    <style:style style:name="T5" style:family="text">
      <style:text-properties fo:font-family="'Ubuntu Man'" fo:font-size="24pt" style:font-size-asian="24pt" style:font-size-complex="24pt"/>
    </style:style>
    <style:style style:name="T6" style:family="text">
      <style:text-properties fo:color="#ff0000" fo:font-family="'Ubuntu Mono'" style:font-pitch="fixed"/>
    </style:style>
    <style:style style:name="T7" style:family="text">
      <style:text-properties fo:font-family="Ubuntu" style:font-pitch="variable"/>
    </style:style>
    <style:style style:name="T8" style:family="text">
      <style:text-properties fo:color="#00ffff" fo:font-family="'Ubuntu Mono'" style:font-pitch="fixed" fo:font-size="32pt" style:font-size-asian="32pt" style:font-size-complex="32pt"/>
    </style:style>
    <style:style style:name="T9" style:family="text">
      <style:text-properties fo:color="#00ffff" fo:font-family="'Ubuntu Mono'" style:font-pitch="fixed" fo:font-size="18pt" style:font-size-asian="18pt" style:font-size-complex="18pt"/>
    </style:style>
    <style:style style:name="T10" style:family="text">
      <style:text-properties fo:color="#00ffff" fo:font-family="'Ubuntu Mono'" style:font-pitch="fixed" fo:font-size="28pt" style:font-size-asian="28pt" style:font-size-complex="28pt"/>
    </style:style>
    <style:style style:name="T11" style:family="text">
      <style:text-properties fo:color="#ffffff" fo:font-family="'Ubuntu Mono'" style:font-pitch="fixed" fo:font-size="28pt" style:font-size-asian="28pt" style:font-size-complex="28pt"/>
    </style:style>
    <style:style style:name="T12" style:family="text">
      <style:text-properties fo:color="#ff0000" fo:font-family="'Ubuntu Mono'" style:font-pitch="fixed" fo:font-size="28pt" style:font-size-asian="28pt" style:font-size-complex="28pt"/>
    </style:style>
    <style:style style:name="T13" style:family="text">
      <style:text-properties fo:font-family="Ubuntu" style:font-pitch="variable" style:text-underline-style="solid" style:text-underline-width="auto" style:text-underline-color="font-color"/>
    </style:style>
    <style:style style:name="T14" style:family="text">
      <style:text-properties fo:font-family="Ubuntu" style:font-pitch="variable" fo:font-size="18pt" style:font-size-asian="26pt" style:font-size-complex="26pt"/>
    </style:style>
    <style:style style:name="T15" style:family="text">
      <style:text-properties fo:font-family="Ubuntu" style:font-pitch="variable" fo:font-size="32pt" style:font-size-asian="32pt" style:font-size-complex="32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family="Ubuntu" style:font-pitch="variable" fo:font-size="26pt" style:font-size-asian="26pt" style:font-size-complex="26pt"/>
    </style:style>
    <style:style style:name="T18" style:family="text">
      <style:text-properties fo:color="#ff0000" fo:font-family="'Ubuntu Mono'" style:font-pitch="fixed" fo:font-size="32pt" style:font-size-asian="32pt" style:font-size-complex="32pt"/>
    </style:style>
    <style:style style:name="T19" style:family="text">
      <style:text-properties fo:color="#00ffff" fo:font-family="'Ubuntu Mono'" style:font-pitch="fixed" fo:font-size="22pt" style:font-size-asian="22pt" style:font-size-complex="22pt"/>
    </style:style>
    <style:style style:name="T20" style:family="text">
      <style:text-properties fo:color="#ffffff" fo:font-family="'Ubuntu Mono'" style:font-pitch="fixed" fo:font-size="22pt" style:font-size-asian="22pt" style:font-size-complex="22pt"/>
    </style:style>
    <style:style style:name="T21" style:family="text">
      <style:text-properties fo:color="#ff0000" fo:font-family="'Ubuntu Mono'" style:font-pitch="fixed" fo:font-size="22pt" style:font-size-asian="22pt" style:font-size-complex="22pt"/>
    </style:style>
    <style:style style:name="T22" style:family="text">
      <style:text-properties fo:font-family="Ubuntu" style:font-pitch="variable" fo:font-size="18pt" style:font-size-asian="18pt" style:font-size-complex="18pt"/>
    </style:style>
    <style:style style:name="T23" style:family="text">
      <style:text-properties fo:font-family="'Ubuntu Mono'" style:font-pitch="fixed" fo:font-size="22pt" style:font-size-asian="22pt" style:font-size-complex="22pt"/>
    </style:style>
    <style:style style:name="T24" style:family="text">
      <style:text-properties fo:font-family="'Ubuntu Mono'" style:font-pitch="fixed"/>
    </style:style>
    <style:style style:name="T25" style:family="text">
      <style:text-properties fo:font-family="'Ubuntu Mono'" style:font-pitch="fixed" fo:font-size="32pt" style:font-size-asian="32pt" style:font-size-complex="32pt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font-family="Ubuntu" style:font-pitch="variable"/>
    </style:style>
    <style:style style:name="T28" style:family="text">
      <style:text-properties fo:color="#ffffff" fo:font-family="'Ubuntu Mono'" style:font-pitch="fixed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20_1" presentation:presentation-page-layout-name="AL1T0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Introdução em Shell Script</text:p>
          </draw:text-box>
        </draw:frame>
        <draw:frame presentation:style-name="pr2" draw:layer="layout" svg:width="25.199cm" svg:height="12.18cm" svg:x="1.4cm" svg:y="4.914cm" presentation:class="subtitle">
          <draw:text-box>
            <text:p>Guilherme Magalhães Gall</text:p>
            <text:p>gmgall@gmail.com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O que é um Shell Script?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rquivo que guarda uma sequência de comandos e pode ser executado quando necessário.</text:p>
              </text:list-item>
              <text:list-item>
                <text:p>Os comandos de um script são exatamente os mesmos que os que se digita no prompt.</text:p>
              </text:list-item>
              <text:list-item>
                <text:p>Existem estruturas de decisão (<text:span text:style-name="T1">if, case</text:span>) e de repetição (<text:span text:style-name="T1">while, for, until</text:span>) assim como em outras linguagens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Primeiro script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Crie um arquivo <text:span text:style-name="T1">hello.sh</text:span> cuja primeira linha seja <text:span text:style-name="T1">#!/bin/bash</text:span></text:p>
              </text:list-item>
              <text:list-item>
                <text:p>Dê permissão de execução ao arquivo.</text:p>
              </text:list-item>
              <text:list-item>
                <text:p>Execute o script com <text:span text:style-name="T1">./hello.sh</text:span></text:p>
              </text:list-item>
            </text:list>
          </draw:text-box>
        </draw:frame>
        <draw:custom-shape draw:style-name="gr2" draw:text-style-name="P2" draw:layer="layout" svg:width="24cm" svg:height="5.1cm" svg:x="2cm" svg:y="11.5cm">
          <text:p text:style-name="P1"><text:span text:style-name="T2">$ vi hello.sh</text:span></text:p>
          <text:p text:style-name="P1"><text:span text:style-name="T2">$ chmod +x hello.sh </text:span></text:p>
          <text:p text:style-name="P1"><text:span text:style-name="T2">$ ./hello.sh </text:span></text:p>
          <text:p text:style-name="P1"><text:span text:style-name="T2">Olá mundo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Primeiro script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Para executar scripts que estão fora do <text:span text:style-name="T1">PATH</text:span> é necessário passar o caminho completo para o script, por isso o ./ na frente do nome.</text:p>
              </text:list-item>
              <text:list-item>
                <text:p>Lembra que o meta-caractere <text:span text:style-name="T1">.</text:span> (ponto) é expandido para o diretório atual? 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3T19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Exit statu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Todo processo no Linux retorna um código de retorno que indica se o processo terminou com erro ou não.</text:p>
              </text:list-item>
              <text:list-item>
                <text:p>O código de retorno do último comando executado fica armazenado na variável especial $?</text:p>
              </text:list-item>
              <text:list-item>
                <text:p><text:span text:style-name="T1">0</text:span> indica sucesso.</text:p>
              </text:list-item>
              <text:list-item>
                <text:p>Qualquer retorno diferente de <text:span text:style-name="T1">0</text:span> indica falha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3T19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Exit status</text:p>
          </draw:text-box>
        </draw:frame>
        <draw:custom-shape draw:style-name="gr2" draw:text-style-name="P3" draw:layer="layout" svg:width="24cm" svg:height="13.9cm" svg:x="2cm" svg:y="4.1cm">
          <text:p text:style-name="P1"><text:span text:style-name="T3">$ ls ~</text:span></text:p>
          <text:p text:style-name="P1"><text:span text:style-name="T3">Área de Trabalho <text:s/>Downloads <text:s/>lista_sites <text:s/>Público <text:s text:c="12"/>Vídeos</text:span></text:p>
          <text:p text:style-name="P1"><text:span text:style-name="T3">chamada.txt <text:s text:c="6"/>Dropbox <text:s text:c="3"/>Modelos <text:s text:c="5"/>realoc_uids.py.old <text:s/>vpn_lncc</text:span></text:p>
          <text:p text:style-name="P1"><text:span text:style-name="T3">Documentos <text:s text:c="7"/>Imagens <text:s text:c="3"/>Música <text:s text:c="6"/>repos <text:s text:c="14"/></text:span></text:p>
          <text:p text:style-name="P1"><text:span text:style-name="T3">$ echo $?</text:span></text:p>
          <text:p text:style-name="P1"><text:span text:style-name="T3">0</text:span></text:p>
          <text:p text:style-name="P1"><text:span text:style-name="T3"/></text:p>
          <text:p text:style-name="P1"><text:span text:style-name="T3">$ ls nao_existe</text:span></text:p>
          <text:p text:style-name="P1"><text:span text:style-name="T3">ls: impossível acessar nao_existe: Arquivo ou diretório não encontrado</text:span></text:p>
          <text:p text:style-name="P1"><text:span text:style-name="T3">$ echo $?</text:span></text:p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Exit status</text:p>
          </draw:text-box>
        </draw:frame>
        <draw:frame draw:style-name="standard" draw:layer="layout" svg:width="25.198cm" svg:height="7.253cm" svg:x="1.401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4">Código</text:span></text:p>
              </table:table-cell>
              <table:table-cell>
                <text:p text:style-name="P4"><text:span text:style-name="T4">Significado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4">0</text:span></text:p>
              </table:table-cell>
              <table:table-cell>
                <text:p text:style-name="P4"><text:span text:style-name="T4">Execução terminou sem erros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4">1</text:span></text:p>
              </table:table-cell>
              <table:table-cell>
                <text:p text:style-name="P4"><text:span text:style-name="T4">Maioria dos erros comuns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4">2</text:span></text:p>
              </table:table-cell>
              <table:table-cell>
                <text:p text:style-name="P4"><text:span text:style-name="T4">Erro de uso de 'builtin' do shell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4">126</text:span></text:p>
              </table:table-cell>
              <table:table-cell>
                <text:p text:style-name="P4"><text:span text:style-name="T4">Sem permissão de execução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4">127</text:span></text:p>
              </table:table-cell>
              <table:table-cell>
                <text:p text:style-name="P4"><text:span text:style-name="T4">Comando não encontrado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5" draw:layer="layout" svg:width="25.2cm" svg:height="2.185cm" svg:x="1.2cm" svg:y="14.5cm">
          <draw:text-box>
            <text:p text:style-name="P1"><text:span text:style-name="T4">Para ter certeza dos códigos de retorno dos comandos, leia a manpage com o comando </text:span><text:span text:style-name="T5">man comando</text:span><text:span text:style-name="T4">.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Condicional (<text:span text:style-name="T1">if</text:span>)</text:p>
          </draw:text-box>
        </draw:frame>
        <draw:frame presentation:style-name="pr7" draw:layer="layout" svg:width="25.199cm" svg:height="15.786cm" svg:x="1.4cm" svg:y="4.014cm" presentation:class="outline" presentation:user-transformed="true">
          <draw:text-box>
            <text:list text:style-name="L2">
              <text:list-item>
                <text:p>Ao contrário de outras linguagens, que testam expressões, o if do shell testa o sucesso de execução de um comando, através de seu código de retorno.</text:p>
              </text:list-item>
              <text:list-item>
                <text:p>Sintaxe:</text:p>
                <text:p><text:span text:style-name="T1">if </text:span><text:span text:style-name="T6">COMANDO</text:span></text:p>
                <text:p><text:span text:style-name="T1">then</text:span></text:p>
                <text:list>
                  <text:list-header>
                    <text:p><text:span text:style-name="T1">comandos caso sucesso</text:span></text:p>
                  </text:list-header>
                </text:list>
                <text:p><text:span text:style-name="T1">else</text:span></text:p>
                <text:list>
                  <text:list-header>
                    <text:p><text:span text:style-name="T1">comandos caso falha</text:span></text:p>
                  </text:list-header>
                </text:list>
                <text:p><text:span text:style-name="T1">fi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Condicional (<text:span text:style-name="T1">if</text:span>)</text:p>
          </draw:text-box>
        </draw:frame>
        <draw:frame presentation:style-name="pr7" draw:layer="layout" svg:width="25.199cm" svg:height="15.786cm" svg:x="1.4cm" svg:y="4.014cm" presentation:class="outline" presentation:user-transformed="true">
          <draw:text-box>
            <text:list text:style-name="L2">
              <text:list-item>
                <text:p><text:span text:style-name="T7">Sintaxe 2, encadeando </text:span><text:span text:style-name="T1">if</text:span><text:span text:style-name="T7">s:</text:span></text:p>
                <text:p><text:span text:style-name="T1">if </text:span><text:span text:style-name="T6">COMANDO</text:span></text:p>
                <text:p><text:span text:style-name="T1">then</text:span></text:p>
                <text:list>
                  <text:list-header>
                    <text:p><text:span text:style-name="T1">comandos caso sucesso de </text:span><text:span text:style-name="T6">COMANDO</text:span></text:p>
                  </text:list-header>
                </text:list>
                <text:p><text:span text:style-name="T1">elif </text:span><text:span text:style-name="T6">COMANDO2</text:span></text:p>
                <text:list>
                  <text:list-header>
                    <text:p><text:span text:style-name="T1">comandos caso sucesso de </text:span><text:span text:style-name="T6">COMANDO2</text:span></text:p>
                  </text:list-header>
                </text:list>
                <text:p><text:span text:style-name="T1">else</text:span></text:p>
                <text:list>
                  <text:list-header>
                    <text:p><text:span text:style-name="T1">comandos caso falha</text:span></text:p>
                  </text:list-header>
                </text:list>
                <text:p><text:span text:style-name="T1">fi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Condicional (<text:span text:style-name="T1">if</text:span>)</text:p>
          </draw:text-box>
        </draw:frame>
        <draw:custom-shape draw:style-name="gr2" draw:text-style-name="P2" draw:layer="layout" svg:width="25.4cm" svg:height="10.4cm" svg:x="1.3cm" svg:y="7.6cm">
          <text:p text:style-name="P1"><text:span text:style-name="T8">1</text:span><text:span text:style-name="T2"> #!/bin/bash</text:span></text:p>
          <text:p text:style-name="P1"><text:span text:style-name="T8">2</text:span><text:span text:style-name="T2"> SITE="google.com"</text:span></text:p>
          <text:p text:style-name="P1"><text:span text:style-name="T8">3</text:span><text:span text:style-name="T2"> </text:span></text:p>
          <text:p text:style-name="P1"><text:span text:style-name="T8">4</text:span><text:span text:style-name="T2"> if ping -c 5 "$SITE" &amp;&gt;/dev/null</text:span></text:p>
          <text:p text:style-name="P1"><text:span text:style-name="T8">5</text:span><text:span text:style-name="T2"> then</text:span></text:p>
          <text:p text:style-name="P1"><text:span text:style-name="T8">6</text:span><text:span text:style-name="T2"> <text:s/>echo "Conexão com a internet funcionando"</text:span></text:p>
          <text:p text:style-name="P1"><text:span text:style-name="T8">7</text:span><text:span text:style-name="T2"> else</text:span></text:p>
          <text:p text:style-name="P1"><text:span text:style-name="T8">8</text:span><text:span text:style-name="T2"> <text:s/>echo "Sem conexão com a internet"</text:span></text:p>
          <text:p text:style-name="P1"><text:span text:style-name="T8">9</text:span><text:span text:style-name="T2"> f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layer="layout" svg:width="25.199cm" svg:height="12.18cm" svg:x="1.4cm" svg:y="3.914cm" presentation:class="outline" presentation:user-transformed="true">
          <draw:text-box>
            <text:list text:style-name="L2">
              <text:list-item>
                <text:p>Exemplo: script que testa a conexão com a internet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Condicional (<text:span text:style-name="T1">if</text:span>)</text:p>
          </draw:text-box>
        </draw:frame>
        <draw:frame presentation:style-name="pr5" draw:layer="layout" svg:width="25.199cm" svg:height="8.886cm" svg:x="1.4cm" svg:y="4.914cm" presentation:class="outline" presentation:user-transformed="true">
          <draw:text-box>
            <text:list text:style-name="L2">
              <text:list-item>
                <text:p>O operador lógico <text:span text:style-name="T1">&amp;&amp;</text:span> só executa o comando seguinte caso o primeiro tenha código de retorno 0.</text:p>
              </text:list-item>
              <text:list-item>
                <text:p><text:span text:style-name="T1">comando &amp;&amp; comando caso sucesso</text:span></text:p>
              </text:list-item>
              <text:list-item>
                <text:p>O operador lógico <text:span text:style-name="T1">||</text:span> é o inverso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Condicional (<text:span text:style-name="T1">if</text:span>)</text:p>
          </draw:text-box>
        </draw:frame>
        <draw:frame presentation:style-name="pr5" draw:layer="layout" svg:width="25.199cm" svg:height="8.886cm" svg:x="1.4cm" svg:y="4.014cm" presentation:class="outline" presentation:user-transformed="true">
          <draw:text-box>
            <text:list text:style-name="L2">
              <text:list-item>
                <text:p>Exemplo: script que testa a conexão com a internet (com operadores &amp;&amp; e ||).</text:p>
              </text:list-item>
            </text:list>
          </draw:text-box>
        </draw:frame>
        <draw:custom-shape draw:style-name="gr2" draw:text-style-name="P7" draw:layer="layout" svg:width="24.1cm" svg:height="10.4cm" svg:x="1.95cm" svg:y="7.599cm">
          <text:p text:style-name="P1"><text:span text:style-name="T9">1</text:span><text:span text:style-name="T3"> #!/bin/bash</text:span></text:p>
          <text:p text:style-name="P1"><text:span text:style-name="T9">2</text:span><text:span text:style-name="T3"> SITE="google.com"</text:span></text:p>
          <text:p text:style-name="P1"><text:span text:style-name="T9">3</text:span><text:span text:style-name="T3"> </text:span></text:p>
          <text:p text:style-name="P1"><text:span text:style-name="T9">4</text:span><text:span text:style-name="T3"> ping -c 5 $SITE &amp;&gt;/dev/null &amp;&amp; echo "Conexão com a internet funcionando"</text:span></text:p>
          <text:p text:style-name="P1"><text:span text:style-name="T3"><text:s text:c="2"/></text:span><text:span text:style-name="T3">|| echo "Sem conexão com a internet"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Testando expressões (<text:span text:style-name="T1">test</text:span>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Para testar expressões, como em outras linguagens de programação, use o <text:span text:style-name="T1">if</text:span> junto com o comando <text:span text:style-name="T1">test</text:span>.</text:p>
              </text:list-item>
              <text:list-item>
                <text:p>O comando <text:span text:style-name="T1">test</text:span> testa uma expressão e retorna sucesso (0) caso a expressão seja verdadeira e falha (1) caso seja falsa.</text:p>
              </text:list-item>
              <text:list-item>
                <text:p><text:span text:style-name="T1">test </text:span><text:span text:style-name="T6">EXPRESSAO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Testando expressões (<text:span text:style-name="T1">test</text:span>)</text:p>
          </draw:text-box>
        </draw:frame>
        <draw:custom-shape draw:style-name="gr2" draw:text-style-name="P2" draw:layer="layout" svg:width="24cm" svg:height="8.101cm" svg:x="1.999cm" svg:y="7.15cm">
          <text:p text:style-name="P1"><text:span text:style-name="T2">$ test -e /etc/passwd</text:span></text:p>
          <text:p text:style-name="P1"><text:span text:style-name="T2">$ echo $?</text:span></text:p>
          <text:p text:style-name="P1"><text:span text:style-name="T2">0</text:span></text:p>
          <text:p text:style-name="P1"><text:span text:style-name="T2"/></text:p>
          <text:p text:style-name="P1"><text:span text:style-name="T2">$ test -e nao_existe</text:span></text:p>
          <text:p text:style-name="P1"><text:span text:style-name="T2">$ echo $?</text:span></text:p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Exemplo: testando se um arquivo existe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Testando expressões (<text:span text:style-name="T1">test</text:span>)</text:p>
          </draw:text-box>
        </draw:frame>
        <draw:custom-shape draw:style-name="gr2" draw:text-style-name="P2" draw:layer="layout" svg:width="24cm" svg:height="9.25cm" svg:x="1.999cm" svg:y="7.15cm">
          <text:p text:style-name="P1"><text:span text:style-name="T2">$ valor=10</text:span></text:p>
          <text:p text:style-name="P1"><text:span text:style-name="T2">$ test "$valor" -gt 5</text:span></text:p>
          <text:p text:style-name="P1"><text:span text:style-name="T2">$ echo $?</text:span></text:p>
          <text:p text:style-name="P1"><text:span text:style-name="T2">0</text:span></text:p>
          <text:p text:style-name="P1"><text:span text:style-name="T2"/></text:p>
          <text:p text:style-name="P1"><text:span text:style-name="T2">$ test "$valor" -lt 5</text:span></text:p>
          <text:p text:style-name="P1"><text:span text:style-name="T2">$ echo $?</text:span></text:p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Exemplo 2: testando inteiros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Testando expressões (<text:span text:style-name="T1">test</text:span>)</text:p>
          </draw:text-box>
        </draw:frame>
        <draw:custom-shape draw:style-name="gr2" draw:text-style-name="P2" draw:layer="layout" svg:width="24cm" svg:height="9.25cm" svg:x="1.999cm" svg:y="7.15cm">
          <text:p text:style-name="P1"><text:span text:style-name="T2">$ msg="olá mundo"</text:span></text:p>
          <text:p text:style-name="P1"><text:span text:style-name="T2">$ test "$msg" = "olá mundo"</text:span></text:p>
          <text:p text:style-name="P1"><text:span text:style-name="T2">$ echo $?</text:span></text:p>
          <text:p text:style-name="P1"><text:span text:style-name="T2">0</text:span></text:p>
          <text:p text:style-name="P1"><text:span text:style-name="T2"/></text:p>
          <text:p text:style-name="P1"><text:span text:style-name="T2">$ test "$msg" != "hello world"</text:span></text:p>
          <text:p text:style-name="P1"><text:span text:style-name="T2">$ echo $?</text:span></text:p>
          <text:p text:style-name="P1"><text:span text:style-name="T2">0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Exemplo 2: testando strings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Testando expressões (<text:span text:style-name="T1">test</text:span>)</text:p>
          </draw:text-box>
        </draw:frame>
        <draw:custom-shape draw:style-name="gr2" draw:text-style-name="P3" draw:layer="layout" svg:width="24cm" svg:height="13.85cm" svg:x="1.999cm" svg:y="5.875cm">
          <text:p text:style-name="P1"><text:span text:style-name="T10">1</text:span><text:span text:style-name="T11"> <text:s/>#!/bin/bash</text:span></text:p>
          <text:p text:style-name="P1"><text:span text:style-name="T10">2</text:span><text:span text:style-name="T11"> </text:span></text:p>
          <text:p text:style-name="P1"><text:span text:style-name="T10">3</text:span><text:span text:style-name="T11"> <text:s/>echo "Posso buscar dados do sistema? [sn]"</text:span></text:p>
          <text:p text:style-name="P1"><text:span text:style-name="T10">4</text:span><text:span text:style-name="T11"> <text:s/>read RESPOSTA</text:span></text:p>
          <text:p text:style-name="P1"><text:span text:style-name="T10">5</text:span><text:span text:style-name="T11"> </text:span></text:p>
          <text:p text:style-name="P1"><text:span text:style-name="T12">6</text:span><text:span text:style-name="T11"> <text:s/>if test $RESPOSTA = 'n' -o $RESPOSTA = 'N'</text:span></text:p>
          <text:p text:style-name="P1"><text:span text:style-name="T10">7</text:span><text:span text:style-name="T11"> <text:s/>then</text:span></text:p>
          <text:p text:style-name="P1"><text:span text:style-name="T10">8</text:span><text:span text:style-name="T11"> <text:s text:c="9"/>exit 1</text:span></text:p>
          <text:p text:style-name="P1"><text:span text:style-name="T10">9</text:span><text:span text:style-name="T11"> <text:s/>else</text:span></text:p>
          <text:p text:style-name="P1"><text:span text:style-name="T10">10</text:span><text:span text:style-name="T11"> <text:s text:c="8"/>echo "Usuários conectados:"</text:span></text:p>
          <text:p text:style-name="P1"><text:span text:style-name="T10">11</text:span><text:span text:style-name="T11"> <text:s text:c="8"/>who</text:span></text:p>
          <text:p text:style-name="P1"><text:span text:style-name="T10">12</text:span><text:span text:style-name="T11"> <text:s text:c="8"/>echo -e "\nUso de disco:"</text:span></text:p>
          <text:p text:style-name="P1"><text:span text:style-name="T10">13</text:span><text:span text:style-name="T11"> <text:s text:c="8"/>df</text:span></text:p>
          <text:p text:style-name="P1"><text:span text:style-name="T10">14</text:span><text:span text:style-name="T11"> fi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12.18cm" svg:x="1.4cm" svg:y="4.014cm" presentation:class="outline" presentation:user-transformed="true">
          <draw:text-box>
            <text:list text:style-name="L2">
              <text:list-item>
                <text:p>Exemplo 3: <text:span text:style-name="T1">if</text:span> + <text:span text:style-name="T1">test</text:span>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Testando expressões (<text:span text:style-name="T1">[ ]</text:span>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Na maioria dos shells o comando <text:span text:style-name="T1">test</text:span> pode ser substituído pelo comando <text:span text:style-name="T1">[</text:span>, terminado pelo argumento <text:span text:style-name="T1">]</text:span>.</text:p>
              </text:list-item>
              <text:list-item>
                <text:p>Isso deixa o <text:span text:style-name="T1">if</text:span> com sintaxe bem semelhante à das outras linguagens.</text:p>
              </text:list-item>
              <text:list-item>
                <text:p><text:span text:style-name="T1">[ EXPRESSAO ]</text:span></text:p>
              </text:list-item>
              <text:list-item>
                <text:p><text:span text:style-name="T7">Não esqueça dos espaços em branco entre os colchetes e a expressão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Testando expressões (<text:span text:style-name="T1">[ ]</text:span>)</text:p>
          </draw:text-box>
        </draw:frame>
        <draw:custom-shape draw:style-name="gr2" draw:text-style-name="P3" draw:layer="layout" svg:width="24cm" svg:height="13.85cm" svg:x="1.999cm" svg:y="5.875cm">
          <text:p text:style-name="P1"><text:span text:style-name="T10">1</text:span><text:span text:style-name="T11"> <text:s/>#!/bin/bash</text:span></text:p>
          <text:p text:style-name="P1"><text:span text:style-name="T10">2</text:span><text:span text:style-name="T11"> </text:span></text:p>
          <text:p text:style-name="P1"><text:span text:style-name="T10">3</text:span><text:span text:style-name="T11"> <text:s/>echo "Posso buscar dados do sistema? [sn]"</text:span></text:p>
          <text:p text:style-name="P1"><text:span text:style-name="T10">4</text:span><text:span text:style-name="T11"> <text:s/>read RESPOSTA</text:span></text:p>
          <text:p text:style-name="P1"><text:span text:style-name="T10">5</text:span><text:span text:style-name="T11"> </text:span></text:p>
          <text:p text:style-name="P1"><text:span text:style-name="T12">6</text:span><text:span text:style-name="T11"> <text:s/>if [ $RESPOSTA = 'n' -o $RESPOSTA = 'N' ]</text:span></text:p>
          <text:p text:style-name="P1"><text:span text:style-name="T10">7</text:span><text:span text:style-name="T11"> <text:s/>then</text:span></text:p>
          <text:p text:style-name="P1"><text:span text:style-name="T10">8</text:span><text:span text:style-name="T11"> <text:s text:c="9"/>exit 1</text:span></text:p>
          <text:p text:style-name="P1"><text:span text:style-name="T10">9</text:span><text:span text:style-name="T11"> <text:s/>else</text:span></text:p>
          <text:p text:style-name="P1"><text:span text:style-name="T10">10</text:span><text:span text:style-name="T11"> <text:s text:c="8"/>echo "Usuários conectados:"</text:span></text:p>
          <text:p text:style-name="P1"><text:span text:style-name="T10">11</text:span><text:span text:style-name="T11"> <text:s text:c="8"/>who</text:span></text:p>
          <text:p text:style-name="P1"><text:span text:style-name="T10">12</text:span><text:span text:style-name="T11"> <text:s text:c="8"/>echo -e "\nUso de disco:"</text:span></text:p>
          <text:p text:style-name="P1"><text:span text:style-name="T10">13</text:span><text:span text:style-name="T11"> <text:s text:c="8"/>df</text:span></text:p>
          <text:p text:style-name="P1"><text:span text:style-name="T10">14</text:span><text:span text:style-name="T11"> fi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586cm" svg:x="1.4cm" svg:y="4.014cm" presentation:class="outline" presentation:user-transformed="true">
          <draw:text-box>
            <text:list text:style-name="L2">
              <text:list-item>
                <text:p>Exemplo: sintaxe alternativa do <text:span text:style-name="T1">test</text:span>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Testando expressões (<text:span text:style-name="T1">[[ ]]</text:span>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7">O bash e o ksh têm um </text:span><text:span text:style-name="T13">builtin</text:span><text:span text:style-name="T7"> </text:span><text:span text:style-name="T1">[[</text:span><text:span text:style-name="T7">, que também testa expressões.</text:span></text:p>
              </text:list-item>
              <text:list-item>
                <text:p><text:span text:style-name="T7">Possui algumas diferenças do </text:span><text:span text:style-name="T1">test</text:span><text:span text:style-name="T7"> clássico.</text:span></text:p>
              </text:list-item>
              <text:list-item>
                <text:p><text:span text:style-name="T7">Se o script precisar ser portável, evite o uso.</text:span></text:p>
              </text:list-item>
              <text:list-item>
                <text:p><text:span text:style-name="T7"><text:a xlink:href="http://mywiki.wooledge.org/BashFAQ/031">http://mywiki.wooledge.org/BashFAQ/031</text:a>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Testando expressões (<text:span text:style-name="T1">[[ ]]</text:span>)</text:p>
          </draw:text-box>
        </draw:frame>
        <draw:custom-shape draw:style-name="gr2" draw:text-style-name="P3" draw:layer="layout" svg:width="24cm" svg:height="13.85cm" svg:x="1.999cm" svg:y="5.875cm">
          <text:p text:style-name="P1"><text:span text:style-name="T10">1</text:span><text:span text:style-name="T11"> <text:s/>#!/bin/bash</text:span></text:p>
          <text:p text:style-name="P1"><text:span text:style-name="T10">2</text:span><text:span text:style-name="T11"> </text:span></text:p>
          <text:p text:style-name="P1"><text:span text:style-name="T10">3</text:span><text:span text:style-name="T11"> <text:s/>echo "Posso buscar dados do sistema? [sn]"</text:span></text:p>
          <text:p text:style-name="P1"><text:span text:style-name="T10">4</text:span><text:span text:style-name="T11"> <text:s/>read RESPOSTA</text:span></text:p>
          <text:p text:style-name="P1"><text:span text:style-name="T10">5</text:span><text:span text:style-name="T11"> </text:span></text:p>
          <text:p text:style-name="P1"><text:span text:style-name="T12">6</text:span><text:span text:style-name="T11"> <text:s/>if [[ $RESPOSTA = 'n' || $RESPOSTA = 'N' ]]</text:span></text:p>
          <text:p text:style-name="P1"><text:span text:style-name="T10">7</text:span><text:span text:style-name="T11"> <text:s/>then</text:span></text:p>
          <text:p text:style-name="P1"><text:span text:style-name="T10">8</text:span><text:span text:style-name="T11"> <text:s text:c="9"/>exit 1</text:span></text:p>
          <text:p text:style-name="P1"><text:span text:style-name="T10">9</text:span><text:span text:style-name="T11"> <text:s/>else</text:span></text:p>
          <text:p text:style-name="P1"><text:span text:style-name="T10">10</text:span><text:span text:style-name="T11"> <text:s text:c="8"/>echo "Usuários conectados:"</text:span></text:p>
          <text:p text:style-name="P1"><text:span text:style-name="T10">11</text:span><text:span text:style-name="T11"> <text:s text:c="8"/>who</text:span></text:p>
          <text:p text:style-name="P1"><text:span text:style-name="T10">12</text:span><text:span text:style-name="T11"> <text:s text:c="8"/>echo -e "\nUso de disco:"</text:span></text:p>
          <text:p text:style-name="P1"><text:span text:style-name="T10">13</text:span><text:span text:style-name="T11"> <text:s text:c="8"/>df</text:span></text:p>
          <text:p text:style-name="P1"><text:span text:style-name="T10">14</text:span><text:span text:style-name="T11"> fi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586cm" svg:x="1.4cm" svg:y="4.014cm" presentation:class="outline" presentation:user-transformed="true">
          <draw:text-box>
            <text:list text:style-name="L2">
              <text:list-item>
                <text:p>Exemplo: builtin [[, alternativa ao <text:span text:style-name="T1">test</text:span><text:span text:style-name="T7"> clássico</text:span>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_20_1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Opções do <text:span text:style-name="T1">test</text:span> ou <text:span text:style-name="T1">[</text:span></text:p>
          </draw:text-box>
        </draw:frame>
        <draw:frame draw:style-name="standard" draw:layer="layout" svg:width="25.198cm" svg:height="9.029cm" svg:x="1.401cm" svg:y="5.98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 table:default-cell-style-name="ce2">
              <table:table-cell table:number-columns-spanned="2">
                <text:p text:style-name="P4"><text:span text:style-name="T14">Comparação numérica</text:span></text:p>
              </table:table-cell>
              <table:covered-table-cell/>
            </table:table-row>
            <table:table-row table:style-name="ro2" table:default-cell-style-name="ce2">
              <table:table-cell>
                <text:p text:style-name="P4"><text:span text:style-name="T14">-lt</text:span></text:p>
              </table:table-cell>
              <table:table-cell>
                <text:p text:style-name="P4"><text:span text:style-name="T14">É menor que (LessThan)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14">-gt</text:span></text:p>
              </table:table-cell>
              <table:table-cell>
                <text:p text:style-name="P4"><text:span text:style-name="T14">É maior que (GreaterThan)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14">-le</text:span></text:p>
              </table:table-cell>
              <table:table-cell>
                <text:p text:style-name="P4"><text:span text:style-name="T14">É menor igual (LessEqual)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14">-ge</text:span></text:p>
              </table:table-cell>
              <table:table-cell>
                <text:p text:style-name="P4"><text:span text:style-name="T14">É maior igual (GreaterEqual)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14">-eq</text:span></text:p>
              </table:table-cell>
              <table:table-cell>
                <text:p text:style-name="P4"><text:span text:style-name="T14">É igual (EQual)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14">-ne</text:span></text:p>
              </table:table-cell>
              <table:table-cell>
                <text:p text:style-name="P4"><text:span text:style-name="T14">É diferente (NotEqual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layer="layout" svg:width="20.97cm" svg:height="1.517cm" svg:x="3.515cm" svg:y="16.4cm">
          <draw:text-box>
            <text:p><text:span text:style-name="T15">Fonte: </text:span><text:span text:style-name="T15"><text:a xlink:href="http://aurelio.net/shell/canivete/">http://aurelio.net/shell/canivete/</text:a>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_20_1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Opções do <text:span text:style-name="T1">test</text:span> ou <text:span text:style-name="T1">[</text:span></text:p>
          </draw:text-box>
        </draw:frame>
        <draw:frame draw:style-name="standard" draw:layer="layout" svg:width="24.798cm" svg:height="14.189cm" svg:x="1.401cm" svg:y="4.206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 table:number-columns-spanned="2">
                <text:p text:style-name="P4"><text:span text:style-name="T14">Testes em arquivos</text:span></text:p>
              </table:table-cell>
              <table:covered-table-cell/>
            </table:table-row>
            <table:table-row table:style-name="ro2" table:default-cell-style-name="ce3">
              <table:table-cell>
                <text:p text:style-name="P8"><text:span text:style-name="T14">-b</text:span></text:p>
              </table:table-cell>
              <table:table-cell>
                <text:p text:style-name="P8"><text:span text:style-name="T14">É um dispositivo de bloco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14">-c</text:span></text:p>
              </table:table-cell>
              <table:table-cell>
                <text:p text:style-name="P8"><text:span text:style-name="T14">É um dispositivo de caractere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14">-d</text:span></text:p>
              </table:table-cell>
              <table:table-cell>
                <text:p text:style-name="P8"><text:span text:style-name="T14">É um diretório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14">-e</text:span></text:p>
              </table:table-cell>
              <table:table-cell>
                <text:p text:style-name="P8"><text:span text:style-name="T14">O arquivo existe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14">-f</text:span></text:p>
              </table:table-cell>
              <table:table-cell>
                <text:p text:style-name="P8"><text:span text:style-name="T14">É um arquivo normal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14">-g</text:span></text:p>
              </table:table-cell>
              <table:table-cell>
                <text:p text:style-name="P8"><text:span text:style-name="T14">O bit SGID está ativado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14">-G</text:span></text:p>
              </table:table-cell>
              <table:table-cell>
                <text:p text:style-name="P8"><text:span text:style-name="T14">O grupo do arquivo é o do usuário atual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14">-k</text:span></text:p>
              </table:table-cell>
              <table:table-cell>
                <text:p text:style-name="P8"><text:span text:style-name="T14">O sticky-bit está ativado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14">-L</text:span></text:p>
              </table:table-cell>
              <table:table-cell>
                <text:p text:style-name="P8"><text:span text:style-name="T14">O arquivo é um link simbólico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14">-O</text:span></text:p>
              </table:table-cell>
              <table:table-cell>
                <text:p text:style-name="P8"><text:span text:style-name="T14">O dono do arquivo é o usuário atual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" draw:text-style-name="P10" draw:layer="layout" svg:width="6.683cm" svg:height="16.926cm" svg:x="26.8cm" svg:y="2.8cm">
          <draw:text-box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</draw:text-box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_20_1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Opções do <text:span text:style-name="T1">test</text:span> ou <text:span text:style-name="T1">[</text:span></text:p>
          </draw:text-box>
        </draw:frame>
        <draw:frame draw:style-name="standard" draw:layer="layout" svg:width="24.798cm" svg:height="15.479cm" svg:x="1.401cm" svg:y="3.861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 table:number-columns-spanned="2">
                <text:p text:style-name="P4"><text:span text:style-name="T14">Testes em arquivos (2)</text:span></text:p>
              </table:table-cell>
              <table:covered-table-cell/>
            </table:table-row>
            <table:table-row table:style-name="ro2" table:default-cell-style-name="ce3">
              <table:table-cell>
                <text:p text:style-name="P8"><text:span text:style-name="T14">-p</text:span></text:p>
              </table:table-cell>
              <table:table-cell>
                <text:p text:style-name="P8"><text:span text:style-name="T14">O arquivo é um named pipe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14">-r</text:span></text:p>
              </table:table-cell>
              <table:table-cell>
                <text:p text:style-name="P8"><text:span text:style-name="T14">O arquivo tem permissão de leitura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14">-s</text:span></text:p>
              </table:table-cell>
              <table:table-cell>
                <text:p text:style-name="P8"><text:span text:style-name="T14">O tamanho do arquivo é maior que zero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14">-S</text:span></text:p>
              </table:table-cell>
              <table:table-cell>
                <text:p text:style-name="P8"><text:span text:style-name="T14">O arquivo é um socket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14">-t</text:span></text:p>
              </table:table-cell>
              <table:table-cell>
                <text:p text:style-name="P8"><text:span text:style-name="T14">O descritor de arquivos N é um terminal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14">-u</text:span></text:p>
              </table:table-cell>
              <table:table-cell>
                <text:p text:style-name="P8"><text:span text:style-name="T14">O bit SUID está ativado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14">-w</text:span></text:p>
              </table:table-cell>
              <table:table-cell>
                <text:p text:style-name="P8"><text:span text:style-name="T14">O arquivo tem permissão de escrita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14">-x</text:span></text:p>
              </table:table-cell>
              <table:table-cell>
                <text:p text:style-name="P8"><text:span text:style-name="T14">O arquivo tem permissão de execução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14">-nt</text:span></text:p>
              </table:table-cell>
              <table:table-cell>
                <text:p text:style-name="P8"><text:span text:style-name="T14">O arquivo é mais recente (NewerThan)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14">-ot</text:span></text:p>
              </table:table-cell>
              <table:table-cell>
                <text:p text:style-name="P8"><text:span text:style-name="T14">O arquivo é mais antigo (OlderThan)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14">-ef</text:span></text:p>
              </table:table-cell>
              <table:table-cell>
                <text:p text:style-name="P8"><text:span text:style-name="T14">O arquivo é o mesmo (EqualFile)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" draw:text-style-name="P10" draw:layer="layout" svg:width="6.683cm" svg:height="16.926cm" svg:x="26.8cm" svg:y="2.8cm">
          <draw:text-box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</draw:text-box>
        </draw:frame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_20_1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Opções do <text:span text:style-name="T1">test</text:span> ou <text:span text:style-name="T1">[</text:span></text:p>
          </draw:text-box>
        </draw:frame>
        <draw:frame draw:style-name="standard" draw:layer="layout" svg:width="25.198cm" svg:height="6.449cm" svg:x="1.401cm" svg:y="5.07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 table:default-cell-style-name="ce2">
              <table:table-cell table:number-columns-spanned="2">
                <text:p text:style-name="P4"><text:span text:style-name="T14">Comparação de cadeias de caracteres</text:span></text:p>
              </table:table-cell>
              <table:covered-table-cell/>
            </table:table-row>
            <table:table-row table:style-name="ro2" table:default-cell-style-name="ce2">
              <table:table-cell>
                <text:p text:style-name="P4"><text:span text:style-name="T17">=</text:span></text:p>
              </table:table-cell>
              <table:table-cell>
                <text:p text:style-name="P4"><text:span text:style-name="T14">É igual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14">!=</text:span></text:p>
              </table:table-cell>
              <table:table-cell>
                <text:p text:style-name="P4"><text:span text:style-name="T14">É diferente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14">-n</text:span></text:p>
              </table:table-cell>
              <table:table-cell>
                <text:p text:style-name="P4"><text:span text:style-name="T14">É não nula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14">-z</text:span></text:p>
              </table:table-cell>
              <table:table-cell>
                <text:p text:style-name="P4"><text:span text:style-name="T14">É nula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5.198cm" svg:height="5.159cm" svg:x="1.4cm" svg:y="12.82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 table:default-cell-style-name="ce2">
              <table:table-cell table:number-columns-spanned="2">
                <text:p text:style-name="P4"><text:span text:style-name="T14">Operadores lógicos</text:span></text:p>
              </table:table-cell>
              <table:covered-table-cell/>
            </table:table-row>
            <table:table-row table:style-name="ro2" table:default-cell-style-name="ce2">
              <table:table-cell>
                <text:p text:style-name="P4"><text:span text:style-name="T17">!</text:span></text:p>
              </table:table-cell>
              <table:table-cell>
                <text:p text:style-name="P4"><text:span text:style-name="T14">Não lógico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14">-a</text:span></text:p>
              </table:table-cell>
              <table:table-cell>
                <text:p text:style-name="P4"><text:span text:style-name="T14">E lógico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14">-o</text:span></text:p>
              </table:table-cell>
              <table:table-cell>
                <text:p text:style-name="P4"><text:span text:style-name="T14">Ou lógico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_20_1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Repetição (<text:span text:style-name="T1">while</text:span>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O <text:span text:style-name="T1">while</text:span> do shell também testa o sucesso da execução de um comando, ao invés de uma expressão.</text:p>
              </text:list-item>
              <text:list-item>
                <text:p>Sintaxe:</text:p>
                <text:p><text:span text:style-name="T1">while </text:span><text:span text:style-name="T6">COMANDO</text:span></text:p>
                <text:p><text:span text:style-name="T1">do</text:span></text:p>
                <text:list>
                  <text:list-header>
                    <text:p><text:span text:style-name="T1">comandos caso </text:span><text:span text:style-name="T6">COMANDO</text:span><text:span text:style-name="T1"> retorne sucesso</text:span></text:p>
                  </text:list-header>
                </text:list>
                <text:p><text:span text:style-name="T1">don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Repetição (<text:span text:style-name="T1">while</text:span>)</text:p>
          </draw:text-box>
        </draw:frame>
        <draw:custom-shape draw:style-name="gr2" draw:text-style-name="P3" draw:layer="layout" svg:width="23.401cm" svg:height="9.525cm" svg:x="2.3cm" svg:y="7.138cm">
          <text:p text:style-name="P1"><text:span text:style-name="T8">1</text:span><text:span text:style-name="T2"> #!/bin/bash</text:span></text:p>
          <text:p text:style-name="P1"><text:span text:style-name="T8">2</text:span><text:span text:style-name="T2"> </text:span></text:p>
          <text:p text:style-name="P1"><text:span text:style-name="T8">3</text:span><text:span text:style-name="T2"> x=0</text:span></text:p>
          <text:p text:style-name="P1"><text:span text:style-name="T18">4</text:span><text:span text:style-name="T2"> while [ "$x" -le 10 ]</text:span></text:p>
          <text:p text:style-name="P1"><text:span text:style-name="T8">5</text:span><text:span text:style-name="T2"> do</text:span></text:p>
          <text:p text:style-name="P1"><text:span text:style-name="T8">6</text:span><text:span text:style-name="T2"> <text:s text:c="3"/>echo $x</text:span></text:p>
          <text:p text:style-name="P1"><text:span text:style-name="T18">7</text:span><text:span text:style-name="T2"> <text:s text:c="3"/>x=$((x+1))</text:span></text:p>
          <text:p text:style-name="P1"><text:span text:style-name="T8">8</text:span><text:span text:style-name="T2"> done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586cm" svg:x="1.4cm" svg:y="4.014cm" presentation:class="outline" presentation:user-transformed="true">
          <draw:text-box>
            <text:list text:style-name="L2">
              <text:list-item>
                <text:p>Exemplo: contar de 0 a 10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_20_1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Repetição (<text:span text:style-name="T1">while</text:span>)</text:p>
          </draw:text-box>
        </draw:frame>
        <draw:frame presentation:style-name="pr5" draw:text-style-name="P1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m uso típico do <text:span text:style-name="T1">while</text:span> é iterar sobre as linhas de um arquivo.</text:p>
              </text:list-item>
              <text:list-item>
                <text:p>Existem várias formas de se fazer isso, veremos algumas.</text:p>
              </text:list-item>
              <text:list-item>
                <text:p>O comando <text:span text:style-name="T1">read</text:span> lê uma linha da entrada padrão.</text:p>
              </text:list-item>
              <text:list-item>
                <text:p><text:a xlink:href="http://mywiki.wooledge.org/BashFAQ/001">http://mywiki.wooledge.org/BashFAQ/001</text:a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Repetição (<text:span text:style-name="T1">while</text:span>)</text:p>
          </draw:text-box>
        </draw:frame>
        <draw:custom-shape draw:style-name="gr2" draw:text-style-name="P3" draw:layer="layout" svg:width="23.401cm" svg:height="9.525cm" svg:x="2.3cm" svg:y="6.938cm">
          <text:p text:style-name="P1"><text:span text:style-name="T8">1</text:span><text:span text:style-name="T2"><text:tab/></text:span><text:span text:style-name="T2">#!/bin/bash</text:span></text:p>
          <text:p text:style-name="P1"><text:span text:style-name="T8">2</text:span><text:span text:style-name="T2"><text:tab/></text:span></text:p>
          <text:p text:style-name="P1"><text:span text:style-name="T8">3</text:span><text:span text:style-name="T2"><text:tab/></text:span><text:span text:style-name="T2">X=1</text:span></text:p>
          <text:p text:style-name="P1"><text:span text:style-name="T18">4</text:span><text:span text:style-name="T2"><text:tab/></text:span><text:span text:style-name="T2">while read LINHA;</text:span></text:p>
          <text:p text:style-name="P1"><text:span text:style-name="T8">5</text:span><text:span text:style-name="T2"><text:tab/></text:span><text:span text:style-name="T2">do</text:span></text:p>
          <text:p text:style-name="P1"><text:span text:style-name="T8">6</text:span><text:span text:style-name="T2"><text:tab/></text:span><text:span text:style-name="T2"><text:tab/></text:span><text:span text:style-name="T2">echo "$X $LINHA"</text:span></text:p>
          <text:p text:style-name="P1"><text:span text:style-name="T8">7</text:span><text:span text:style-name="T2"><text:tab/></text:span><text:span text:style-name="T2"><text:tab/></text:span><text:span text:style-name="T2">X=$((X+1))</text:span></text:p>
          <text:p text:style-name="P1"><text:span text:style-name="T18">8</text:span><text:span text:style-name="T2"><text:tab/></text:span><text:span text:style-name="T2">done &lt; /etc/passwd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586cm" svg:x="1.4cm" svg:y="4.014cm" presentation:class="outline" presentation:user-transformed="true">
          <draw:text-box>
            <text:list text:style-name="L2">
              <text:list-item>
                <text:p>Exemplo: lista arquivo <text:span text:style-name="T1">/etc/passwd</text:span>, numerando as linhas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Repetição (<text:span text:style-name="T1">while</text:span>)</text:p>
          </draw:text-box>
        </draw:frame>
        <draw:custom-shape draw:style-name="gr2" draw:text-style-name="P3" draw:layer="layout" svg:width="23.401cm" svg:height="9.525cm" svg:x="2.3cm" svg:y="6.938cm">
          <text:p text:style-name="P1"><text:span text:style-name="T8">1</text:span><text:span text:style-name="T2"><text:tab/></text:span><text:span text:style-name="T2">#!/bin/bash</text:span></text:p>
          <text:p text:style-name="P1"><text:span text:style-name="T8">2</text:span><text:span text:style-name="T2"><text:tab/></text:span></text:p>
          <text:p text:style-name="P1"><text:span text:style-name="T8">3</text:span><text:span text:style-name="T2"><text:tab/></text:span><text:span text:style-name="T2">X=1</text:span></text:p>
          <text:p text:style-name="P1"><text:span text:style-name="T18">4</text:span><text:span text:style-name="T2"><text:tab/></text:span><text:span text:style-name="T2">cat /etc/passwd | while read LINHA;</text:span></text:p>
          <text:p text:style-name="P1"><text:span text:style-name="T8">5</text:span><text:span text:style-name="T2"><text:tab/></text:span><text:span text:style-name="T2">do</text:span></text:p>
          <text:p text:style-name="P1"><text:span text:style-name="T8">6</text:span><text:span text:style-name="T2"><text:tab/></text:span><text:span text:style-name="T2"><text:tab/></text:span><text:span text:style-name="T2">echo "$X $LINHA"</text:span></text:p>
          <text:p text:style-name="P1"><text:span text:style-name="T8">7</text:span><text:span text:style-name="T2"><text:tab/></text:span><text:span text:style-name="T2"><text:tab/></text:span><text:span text:style-name="T2">X=$((X+1))</text:span></text:p>
          <text:p text:style-name="P1"><text:span text:style-name="T8">8</text:span><text:span text:style-name="T2"><text:tab/></text:span><text:span text:style-name="T2">done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586cm" svg:x="1.4cm" svg:y="4.014cm" presentation:class="outline" presentation:user-transformed="true">
          <draw:text-box>
            <text:list text:style-name="L2">
              <text:list-item>
                <text:p>Exemplo 2: lista arquivo <text:span text:style-name="T1">/etc/passwd</text:span>, numerando as linhas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_20_1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Repetição (<text:span text:style-name="T1">until</text:span>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O comando <text:span text:style-name="T1">until</text:span> é análogo ao <text:span text:style-name="T1">while</text:span>, só que a repetição para quando o <text:span text:style-name="T1">COMANDO</text:span> falha.</text:p>
              </text:list-item>
              <text:list-item>
                <text:p>Sintaxe:</text:p>
                <text:p><text:span text:style-name="T1">until </text:span><text:span text:style-name="T6">COMANDO</text:span></text:p>
                <text:p><text:span text:style-name="T1">do</text:span></text:p>
                <text:list>
                  <text:list-header>
                    <text:p><text:span text:style-name="T1">comandos caso </text:span><text:span text:style-name="T6">COMANDO</text:span><text:span text:style-name="T1"> retorne falha</text:span></text:p>
                  </text:list-header>
                </text:list>
                <text:p><text:span text:style-name="T1">don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Repetição (<text:span text:style-name="T1">until</text:span>)</text:p>
          </draw:text-box>
        </draw:frame>
        <draw:custom-shape draw:style-name="gr2" draw:text-style-name="P3" draw:layer="layout" svg:width="23.401cm" svg:height="9.525cm" svg:x="2.3cm" svg:y="7.138cm">
          <text:p text:style-name="P1"><text:span text:style-name="T8">1</text:span><text:span text:style-name="T2"> #!/bin/bash</text:span></text:p>
          <text:p text:style-name="P1"><text:span text:style-name="T8">2</text:span><text:span text:style-name="T2"> </text:span></text:p>
          <text:p text:style-name="P1"><text:span text:style-name="T8">3</text:span><text:span text:style-name="T2"> x=0</text:span></text:p>
          <text:p text:style-name="P1"><text:span text:style-name="T18">4</text:span><text:span text:style-name="T2"> until [ "$x" -gt 10 ]</text:span></text:p>
          <text:p text:style-name="P1"><text:span text:style-name="T8">5</text:span><text:span text:style-name="T2"> do</text:span></text:p>
          <text:p text:style-name="P1"><text:span text:style-name="T8">6</text:span><text:span text:style-name="T2"> <text:s text:c="3"/>echo $x</text:span></text:p>
          <text:p text:style-name="P1"><text:span text:style-name="T8">7</text:span><text:span text:style-name="T2"> <text:s text:c="3"/>x=$((x+1))</text:span></text:p>
          <text:p text:style-name="P1"><text:span text:style-name="T8">8</text:span><text:span text:style-name="T2"> done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586cm" svg:x="1.4cm" svg:y="4.014cm" presentation:class="outline" presentation:user-transformed="true">
          <draw:text-box>
            <text:list text:style-name="L2">
              <text:list-item>
                <text:p>Exemplo: contar de 0 a 10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_20_1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Repetição (<text:span text:style-name="T1">for</text:span>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O comando <text:span text:style-name="T1">for</text:span> percorre uma lista e a atribui a uma variável cada valor dessa lista.</text:p>
              </text:list-item>
              <text:list-item>
                <text:p>Sintaxe:</text:p>
                <text:p><text:span text:style-name="T1">for </text:span><text:span text:style-name="T6">ELEMENTO</text:span><text:span text:style-name="T1"> in </text:span><text:span text:style-name="T6">VALOR1 VALOR2 VALOR3</text:span></text:p>
                <text:p><text:span text:style-name="T1">do</text:span></text:p>
                <text:list>
                  <text:list-header>
                    <text:p><text:span text:style-name="T1">comandos que manipulam </text:span><text:span text:style-name="T6">ELEMENTO</text:span></text:p>
                  </text:list-header>
                </text:list>
                <text:p><text:span text:style-name="T1">don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Repetição (<text:span text:style-name="T1">for</text:span>)</text:p>
          </draw:text-box>
        </draw:frame>
        <draw:custom-shape draw:style-name="gr2" draw:text-style-name="P3" draw:layer="layout" svg:width="23.401cm" svg:height="7.062cm" svg:x="2.3cm" svg:y="9.069cm">
          <text:p text:style-name="P1"><text:span text:style-name="T8">1</text:span><text:span text:style-name="T2"> #!/bin/bash</text:span></text:p>
          <text:p text:style-name="P1"><text:span text:style-name="T8">2</text:span><text:span text:style-name="T2"> </text:span></text:p>
          <text:p text:style-name="P1"><text:span text:style-name="T18">3</text:span><text:span text:style-name="T2"> for X in 0 1 2 3 4 5 6 7 8 9 10</text:span></text:p>
          <text:p text:style-name="P1"><text:span text:style-name="T8">4</text:span><text:span text:style-name="T2"> do</text:span></text:p>
          <text:p text:style-name="P1"><text:span text:style-name="T8">5</text:span><text:span text:style-name="T2"> <text:s text:c="3"/>echo $X</text:span></text:p>
          <text:p text:style-name="P1"><text:span text:style-name="T8">6</text:span><text:span text:style-name="T2"> done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986cm" svg:x="1.4cm" svg:y="4.014cm" presentation:class="outline" presentation:user-transformed="true">
          <draw:text-box>
            <text:list text:style-name="L2">
              <text:list-item>
                <text:p>Exemplo: contar de 0 a 10.</text:p>
              </text:list-item>
              <text:list-item>
                <text:p>Perceba que os itens da lista são separados por espaços em branco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Repetição (<text:span text:style-name="T1">for</text:span>)</text:p>
          </draw:text-box>
        </draw:frame>
        <draw:custom-shape draw:style-name="gr2" draw:text-style-name="P3" draw:layer="layout" svg:width="23.401cm" svg:height="7.062cm" svg:x="2.3cm" svg:y="9.069cm">
          <text:p text:style-name="P1"><text:span text:style-name="T8">1</text:span><text:span text:style-name="T2"> #!/bin/bash</text:span></text:p>
          <text:p text:style-name="P1"><text:span text:style-name="T8">2</text:span><text:span text:style-name="T2"> </text:span></text:p>
          <text:p text:style-name="P1"><text:span text:style-name="T18">3</text:span><text:span text:style-name="T2"> for X in $(seq 0 10)</text:span></text:p>
          <text:p text:style-name="P1"><text:span text:style-name="T8">4</text:span><text:span text:style-name="T2"> do</text:span></text:p>
          <text:p text:style-name="P1"><text:span text:style-name="T8">5</text:span><text:span text:style-name="T2"> <text:s text:c="3"/>echo $X</text:span></text:p>
          <text:p text:style-name="P1"><text:span text:style-name="T8">6</text:span><text:span text:style-name="T2"> done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986cm" svg:x="1.4cm" svg:y="4.014cm" presentation:class="outline" presentation:user-transformed="true">
          <draw:text-box>
            <text:list text:style-name="L2">
              <text:list-item>
                <text:p>Exemplo: contar de 0 a 10.</text:p>
              </text:list-item>
              <text:list-item>
                <text:p>O comando <text:span text:style-name="T1">seq A B</text:span>, escreve de <text:span text:style-name="T1">A</text:span> a <text:span text:style-name="T1">B</text:span> na saída padrão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_20_1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Repetição (<text:span text:style-name="T1">for</text:span>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Também é possível utilizar uma sintaxe parecida com o <text:span text:style-name="T1">for</text:span> da linguagem C no shell.</text:p>
              </text:list-item>
              <text:list-item>
                <text:p>Sintaxe:</text:p>
                <text:p><text:span text:style-name="T1">for ((</text:span><text:span text:style-name="T6">INICIALIZACAO, TESTE, INCREMENTO</text:span><text:span text:style-name="T1">))</text:span></text:p>
                <text:p><text:span text:style-name="T1">do</text:span></text:p>
                <text:list>
                  <text:list-header>
                    <text:p><text:span text:style-name="T1">comandos que manipulam </text:span><text:span text:style-name="T6">ELEMENTO</text:span></text:p>
                  </text:list-header>
                </text:list>
                <text:p><text:span text:style-name="T1">don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Repetição (<text:span text:style-name="T1">for</text:span>)</text:p>
          </draw:text-box>
        </draw:frame>
        <draw:custom-shape draw:style-name="gr2" draw:text-style-name="P3" draw:layer="layout" svg:width="23.401cm" svg:height="7.062cm" svg:x="2.3cm" svg:y="6.969cm">
          <text:p text:style-name="P1"><text:span text:style-name="T8">1</text:span><text:span text:style-name="T2"> #!/bin/bash</text:span></text:p>
          <text:p text:style-name="P1"><text:span text:style-name="T8">2</text:span><text:span text:style-name="T2"> </text:span></text:p>
          <text:p text:style-name="P1"><text:span text:style-name="T18">3</text:span><text:span text:style-name="T2"> for ((X=0;X&lt;=10;X++))</text:span></text:p>
          <text:p text:style-name="P1"><text:span text:style-name="T8">4</text:span><text:span text:style-name="T2"> do</text:span></text:p>
          <text:p text:style-name="P1"><text:span text:style-name="T8">5</text:span><text:span text:style-name="T2"> <text:s text:c="3"/>echo $X</text:span></text:p>
          <text:p text:style-name="P1"><text:span text:style-name="T8">6</text:span><text:span text:style-name="T2"> done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986cm" svg:x="1.4cm" svg:y="4.014cm" presentation:class="outline" presentation:user-transformed="true">
          <draw:text-box>
            <text:list text:style-name="L2">
              <text:list-item>
                <text:p>Exemplo: contar de 0 a 10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_20_1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Controle de fluxo (<text:span text:style-name="T1">case</text:span>)</text:p>
          </draw:text-box>
        </draw:frame>
        <draw:frame presentation:style-name="pr5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O comando <text:span text:style-name="T1">case</text:span> permite executar comandos baseados em correspondência de padrões.</text:p>
              </text:list-item>
              <text:list-item>
                <text:p>Pode substituir vários <text:span text:style-name="T1">if</text:span>s aninhados.</text:p>
              </text:list-item>
              <text:list-item>
                <text:p>Sintaxe:</text:p>
                <text:p><text:span text:style-name="T1">case </text:span><text:span text:style-name="T6">VARIAVEL</text:span><text:span text:style-name="T1"> in</text:span></text:p>
                <text:list>
                  <text:list-header>
                    <text:p><text:span text:style-name="T6">txt1</text:span><text:span text:style-name="T1">) comandos ;;</text:span></text:p>
                    <text:p><text:span text:style-name="T6">txt2</text:span><text:span text:style-name="T1">) comandos ;;</text:span></text:p>
                    <text:p><text:span text:style-name="T6">txt3</text:span><text:span text:style-name="T1">) comandos ;;</text:span></text:p>
                    <text:p><text:span text:style-name="T6">*</text:span><text:span text:style-name="T1">) comandos ;;</text:span></text:p>
                  </text:list-header>
                </text:list>
                <text:p><text:span text:style-name="T1">esac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_20_1" presentation:presentation-page-layout-name="AL3T19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Controle de fluxo (<text:span text:style-name="T1">case</text:span>)</text:p>
          </draw:text-box>
        </draw:frame>
        <draw:custom-shape draw:style-name="gr2" draw:text-style-name="P12" draw:layer="layout" svg:width="24cm" svg:height="14.3cm" svg:x="2cm" svg:y="4.15cm">
          <text:p text:style-name="P1"><text:span text:style-name="T19"><text:s/></text:span><text:span text:style-name="T19">1</text:span><text:span text:style-name="T20"> #!/bin/bash</text:span></text:p>
          <text:p text:style-name="P1"><text:span text:style-name="T19"><text:s/></text:span><text:span text:style-name="T19">2</text:span><text:span text:style-name="T20"> </text:span></text:p>
          <text:p text:style-name="P1"><text:span text:style-name="T19"><text:s/></text:span><text:span text:style-name="T19">3</text:span><text:span text:style-name="T20"> echo "Que dados do sistema deseja exibir?</text:span></text:p>
          <text:p text:style-name="P1"><text:span text:style-name="T19"><text:s/></text:span><text:span text:style-name="T19">4</text:span><text:span text:style-name="T20"> 1) usuários conectados</text:span></text:p>
          <text:p text:style-name="P1"><text:span text:style-name="T19"><text:s/></text:span><text:span text:style-name="T19">5</text:span><text:span text:style-name="T20"> 2) uso de disco</text:span></text:p>
          <text:p text:style-name="P1"><text:span text:style-name="T19"><text:s/></text:span><text:span text:style-name="T19">6</text:span><text:span text:style-name="T20"> 3) uso de memória</text:span></text:p>
          <text:p text:style-name="P1"><text:span text:style-name="T19"><text:s/></text:span><text:span text:style-name="T19">7</text:span><text:span text:style-name="T20"> 4) data e hora</text:span></text:p>
          <text:p text:style-name="P1"><text:span text:style-name="T19"><text:s/></text:span><text:span text:style-name="T19">8</text:span><text:span text:style-name="T20"> </text:span></text:p>
          <text:p text:style-name="P1"><text:span text:style-name="T19"><text:s/></text:span><text:span text:style-name="T19">9</text:span><text:span text:style-name="T20"> Entre qualquer outra opção para sair"</text:span></text:p>
          <text:p text:style-name="P1"><text:span text:style-name="T19">10</text:span><text:span text:style-name="T20"> read RESPOSTA</text:span></text:p>
          <text:p text:style-name="P1"><text:span text:style-name="T19">11</text:span><text:span text:style-name="T20"> </text:span></text:p>
          <text:p text:style-name="P1"><text:span text:style-name="T21">12</text:span><text:span text:style-name="T20"> case "$RESPOSTA" in</text:span></text:p>
          <text:p text:style-name="P1"><text:span text:style-name="T21">13</text:span><text:span text:style-name="T20"> <text:s text:c="8"/>1) echo "Usuários conectados:"; who ;;</text:span></text:p>
          <text:p text:style-name="P1"><text:span text:style-name="T21">14</text:span><text:span text:style-name="T20"> <text:s text:c="8"/>2) echo "Uso de disco:"; df ;;</text:span></text:p>
          <text:p text:style-name="P1"><text:span text:style-name="T21">15</text:span><text:span text:style-name="T20"> <text:s text:c="8"/>3) echo "Uso de memória:"; free -m ;;</text:span></text:p>
          <text:p text:style-name="P1"><text:span text:style-name="T21">16</text:span><text:span text:style-name="T20"> <text:s text:c="8"/>4) echo "Data e hora:"; date ;;</text:span></text:p>
          <text:p text:style-name="P1"><text:span text:style-name="T21">17</text:span><text:span text:style-name="T20"> <text:s text:c="8"/>*) exit 1 ;;</text:span></text:p>
          <text:p text:style-name="P1"><text:span text:style-name="T19">18</text:span><text:span text:style-name="T20"> esac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3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_20_1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Coringas para o <text:span text:style-name="T1">case</text:span></text:p>
          </draw:text-box>
        </draw:frame>
        <draw:frame draw:style-name="standard" draw:layer="layout" svg:width="25.198cm" svg:height="7.739cm" svg:x="1.401cm" svg:y="5.98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 table:default-cell-style-name="ce4">
              <table:table-cell>
                <text:p text:style-name="P4"><text:span text:style-name="T22">Coringa</text:span></text:p>
              </table:table-cell>
              <table:table-cell>
                <text:p text:style-name="P4"><text:span text:style-name="T22">Casa com</text:span></text:p>
              </table:table-cell>
            </table:table-row>
            <table:table-row table:style-name="ro2" table:default-cell-style-name="ce4">
              <table:table-cell>
                <text:p text:style-name="P4"><text:span text:style-name="T22">*</text:span></text:p>
              </table:table-cell>
              <table:table-cell>
                <text:p text:style-name="P4"><text:span text:style-name="T22">Qualquer coisa</text:span></text:p>
              </table:table-cell>
            </table:table-row>
            <table:table-row table:style-name="ro2" table:default-cell-style-name="ce4">
              <table:table-cell>
                <text:p text:style-name="P4"><text:span text:style-name="T22">?</text:span></text:p>
              </table:table-cell>
              <table:table-cell>
                <text:p text:style-name="P4"><text:span text:style-name="T22">Um caractere qualquer</text:span></text:p>
              </table:table-cell>
            </table:table-row>
            <table:table-row table:style-name="ro2" table:default-cell-style-name="ce4">
              <table:table-cell>
                <text:p text:style-name="P4"><text:span text:style-name="T22">[...]</text:span></text:p>
              </table:table-cell>
              <table:table-cell>
                <text:p text:style-name="P4"><text:span text:style-name="T22">Qualquer um dos caracteres listados</text:span></text:p>
              </table:table-cell>
            </table:table-row>
            <table:table-row table:style-name="ro2" table:default-cell-style-name="ce4">
              <table:table-cell>
                <text:p text:style-name="P4"><text:span text:style-name="T22">[^...]</text:span></text:p>
              </table:table-cell>
              <table:table-cell>
                <text:p text:style-name="P4"><text:span text:style-name="T22">Qualquer caractere, exceto os listados</text:span></text:p>
              </table:table-cell>
            </table:table-row>
            <table:table-row table:style-name="ro2" table:default-cell-style-name="ce4">
              <table:table-cell>
                <text:p text:style-name="P4"><text:span text:style-name="T22">...|...</text:span></text:p>
              </table:table-cell>
              <table:table-cell>
                <text:p text:style-name="P4"><text:span text:style-name="T22">Qualquer dos textos dividos por |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4" draw:text-style-name="P13" draw:layer="layout" svg:width="20.97cm" svg:height="1.517cm" svg:x="3.515cm" svg:y="16.4cm">
          <draw:text-box>
            <text:p><text:span text:style-name="T15">Fonte: </text:span><text:span text:style-name="T15"><text:a xlink:href="http://aurelio.net/shell/canivete/">http://aurelio.net/shell/canivete/</text:a>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4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_20_1" presentation:presentation-page-layout-name="AL3T19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Controle de fluxo (<text:span text:style-name="T1">case</text:span>)</text:p>
          </draw:text-box>
        </draw:frame>
        <draw:custom-shape draw:style-name="gr2" draw:text-style-name="P12" draw:layer="layout" svg:width="24cm" svg:height="13.057cm" svg:x="2cm" svg:y="4.172cm">
          <text:p text:style-name="P1"><text:span text:style-name="T19"><text:s/></text:span><text:span text:style-name="T19">1</text:span><text:span text:style-name="T23"> #</text:span><text:span text:style-name="T20">!/bin/bash</text:span></text:p>
          <text:p text:style-name="P1"><text:span text:style-name="T19"><text:s/></text:span><text:span text:style-name="T19">2</text:span><text:span text:style-name="T23"> </text:span></text:p>
          <text:p text:style-name="P1"><text:span text:style-name="T19"><text:s/></text:span><text:span text:style-name="T19">3</text:span><text:span text:style-name="T20"> echo "Que dados do sistema deseja exibir?</text:span></text:p>
          <text:p text:style-name="P1"><text:span text:style-name="T19"><text:s/></text:span><text:span text:style-name="T19">4</text:span><text:span text:style-name="T20"> 1) (u)suários conectados</text:span></text:p>
          <text:p text:style-name="P1"><text:span text:style-name="T19"><text:s/></text:span><text:span text:style-name="T19">5</text:span><text:span text:style-name="T23"> </text:span><text:span text:style-name="T20">2) uso de (d)isco</text:span></text:p>
          <text:p text:style-name="P1"><text:span text:style-name="T19"><text:s/></text:span><text:span text:style-name="T19">6</text:span><text:span text:style-name="T23"> </text:span><text:span text:style-name="T20">3) uso de (m)emória</text:span></text:p>
          <text:p text:style-name="P1"><text:span text:style-name="T19"><text:s/></text:span><text:span text:style-name="T19">7</text:span><text:span text:style-name="T23"> </text:span><text:span text:style-name="T20">4) data e (h)ora"</text:span></text:p>
          <text:p text:style-name="P1"><text:span text:style-name="T19"><text:s/></text:span><text:span text:style-name="T19">8</text:span><text:span text:style-name="T23"> </text:span><text:span text:style-name="T20">read RESPOSTA</text:span></text:p>
          <text:p text:style-name="P1"><text:span text:style-name="T19"><text:s/></text:span><text:span text:style-name="T19">9</text:span><text:span text:style-name="T23"> </text:span></text:p>
          <text:p text:style-name="P1"><text:span text:style-name="T19">10</text:span><text:span text:style-name="T20"> case "$RESPOSTA" in</text:span></text:p>
          <text:p text:style-name="P1"><text:span text:style-name="T21">11</text:span><text:span text:style-name="T20"> <text:s text:c="8"/>[uU]) echo "Usuários conectados:"; who ;;</text:span></text:p>
          <text:p text:style-name="P1"><text:span text:style-name="T21">12</text:span><text:span text:style-name="T20"> <text:s text:c="8"/>[dD]) echo "Uso de disco:"; df ;;</text:span></text:p>
          <text:p text:style-name="P1"><text:span text:style-name="T21">13</text:span><text:span text:style-name="T20"> <text:s text:c="8"/>[mM]) echo "Uso de memória:"; free -m ;;</text:span></text:p>
          <text:p text:style-name="P1"><text:span text:style-name="T21">14</text:span><text:span text:style-name="T20"> <text:s text:c="8"/>[Hh]) echo "Data e hora:"; date ;;</text:span></text:p>
          <text:p text:style-name="P1"><text:span text:style-name="T21">15</text:span><text:span text:style-name="T20"> <text:s text:c="8"/>[^uUdDmMhH]) echo "Opção desconhecida"; exit 1;;</text:span></text:p>
          <text:p text:style-name="P1"><text:span text:style-name="T19">16</text:span><text:span text:style-name="T20"> esac</text:span></text:p>
          <text:p text:style-name="P1"><text:span text:style-name="T2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4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_20_1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Funções</text:p>
          </draw:text-box>
        </draw:frame>
        <draw:frame presentation:style-name="pr5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Assim como em outras linguagens é possível definir funções em shell script.</text:p>
              </text:list-item>
              <text:list-item>
                <text:p>Sintaxe:</text:p>
                <text:p><text:span text:style-name="T1">foo(){</text:span></text:p>
                <text:list>
                  <text:list-header>
                    <text:p><text:span text:style-name="T1">comando1</text:span></text:p>
                    <text:p><text:span text:style-name="T1">comando2</text:span></text:p>
                    <text:p><text:span text:style-name="T1">return </text:span><text:span text:style-name="T6">EXIT_CODE</text:span></text:p>
                  </text:list-header>
                </text:list>
                <text:p><text:span text:style-name="T1">}</text:span></text:p>
              </text:list-item>
              <text:list-item>
                <text:p><text:span text:style-name="T7">Se um </text:span><text:span text:style-name="T6">EXIT_CODE</text:span><text:span text:style-name="T7"> não for fornecido, é retornado o do último comando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_20_1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Passagem de parâmetros</text:p>
          </draw:text-box>
        </draw:frame>
        <draw:frame presentation:style-name="pr5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Os parâmetros podem ser acessados pelas variáveis <text:span text:style-name="T1">$0</text:span> até <text:span text:style-name="T1">$9</text:span>.</text:p>
              </text:list-item>
              <text:list-item>
                <text:p>O parâmetro <text:span text:style-name="T1">$0</text:span> é o nome da função.</text:p>
              </text:list-item>
              <text:list-item>
                <text:p>Do décimo parâmetro em diante, usar <text:span text:style-name="T1">${10}</text:span>.</text:p>
              </text:list-item>
              <text:list-item>
                <text:p>Mais de 10 parâmetros só funciona no bash e no ksh; no bourne shell, não.</text:p>
              </text:list-item>
              <text:list-item>
                <text:p>A variável <text:span text:style-name="T24">$@</text:span> guarda todos os parâmetros. Usar sempre entre aspas duplas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Passagem de parâmetros</text:p>
          </draw:text-box>
        </draw:frame>
        <draw:custom-shape draw:style-name="gr2" draw:text-style-name="P3" draw:layer="layout" svg:width="23.401cm" svg:height="13.831cm" svg:x="2.3cm" svg:y="5.485cm">
          <text:p text:style-name="P14"><text:span text:style-name="T8"><text:s/></text:span><text:span text:style-name="T8">1</text:span><text:span text:style-name="T2"> #!/bin/bash</text:span></text:p>
          <text:p text:style-name="P14"><text:span text:style-name="T8"><text:s/></text:span><text:span text:style-name="T8">2</text:span><text:span text:style-name="T25"> </text:span></text:p>
          <text:p text:style-name="P14"><text:span text:style-name="T8"><text:s/></text:span><text:span text:style-name="T8">3</text:span><text:span text:style-name="T25"> </text:span><text:span text:style-name="T2">foo(){</text:span></text:p>
          <text:p text:style-name="P14"><text:span text:style-name="T8"><text:s/></text:span><text:span text:style-name="T8">4</text:span><text:span text:style-name="T25"> <text:s/></text:span><text:span text:style-name="T2"><text:s text:c="2"/>x=1</text:span></text:p>
          <text:p text:style-name="P14"><text:span text:style-name="T8"><text:s/></text:span><text:span text:style-name="T8">5</text:span><text:span text:style-name="T25"> <text:s/></text:span><text:span text:style-name="T2"><text:s text:c="2"/>for arg in "$@"</text:span></text:p>
          <text:p text:style-name="P14"><text:span text:style-name="T8"><text:s/></text:span><text:span text:style-name="T8">6</text:span><text:span text:style-name="T25"> <text:s/></text:span><text:span text:style-name="T2"><text:s text:c="2"/>do</text:span></text:p>
          <text:p text:style-name="P14"><text:span text:style-name="T8"><text:s/></text:span><text:span text:style-name="T8">7</text:span><text:span text:style-name="T25"> <text:s text:c="6"/></text:span><text:span text:style-name="T2">echo "$xº parâmetro: $arg"</text:span></text:p>
          <text:p text:style-name="P14"><text:span text:style-name="T8"><text:s/></text:span><text:span text:style-name="T8">8</text:span><text:span text:style-name="T25"> <text:s text:c="6"/></text:span><text:span text:style-name="T2">x=$((x+1))</text:span></text:p>
          <text:p text:style-name="P14"><text:span text:style-name="T8"><text:s/></text:span><text:span text:style-name="T8">9</text:span><text:span text:style-name="T25"> <text:s text:c="3"/></text:span><text:span text:style-name="T2">done</text:span></text:p>
          <text:p text:style-name="P14"><text:span text:style-name="T8">10</text:span><text:span text:style-name="T25"> </text:span><text:span text:style-name="T2">}</text:span></text:p>
          <text:p text:style-name="P14"><text:span text:style-name="T8">11</text:span><text:span text:style-name="T25"> </text:span></text:p>
          <text:p text:style-name="P14"><text:span text:style-name="T8">12</text:span><text:span text:style-name="T25"> </text:span><text:span text:style-name="T2">foo 1 '2 3' 4 5 'olá mundo'</text:span></text:p>
          <text:p text:style-name="P14"><text:span text:style-name="T3"/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986cm" svg:x="1.4cm" svg:y="3.814cm" presentation:class="outline" presentation:user-transformed="true">
          <draw:text-box>
            <text:list text:style-name="L2">
              <text:list-item>
                <text:p><text:span text:style-name="T26">Exemplo: listar argumentos passados para função.</text:span>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4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Passagem de parâmetros</text:p>
          </draw:text-box>
        </draw:frame>
        <draw:custom-shape draw:style-name="gr2" draw:text-style-name="P3" draw:layer="layout" svg:width="23.401cm" svg:height="13.831cm" svg:x="2.3cm" svg:y="5.485cm">
          <text:p text:style-name="P15"><text:span text:style-name="T2">$ ./exemplo_funcao.sh </text:span></text:p>
          <text:p text:style-name="P15"><text:span text:style-name="T2">1º parâmetro: 1</text:span></text:p>
          <text:p text:style-name="P15"><text:span text:style-name="T2">2º parâmetro: 2 3</text:span></text:p>
          <text:p text:style-name="P15"><text:span text:style-name="T2">3º parâmetro: 4</text:span></text:p>
          <text:p text:style-name="P15"><text:span text:style-name="T2">4º parâmetro: 5</text:span></text:p>
          <text:p text:style-name="P15"><text:span text:style-name="T2">5º parâmetro: olá mundo</text:span></text:p>
          <text:p text:style-name="P15"><text:span text:style-name="T3"/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986cm" svg:x="1.4cm" svg:y="3.814cm" presentation:class="outline" presentation:user-transformed="true">
          <draw:text-box>
            <text:list text:style-name="L2">
              <text:list-item>
                <text:p><text:span text:style-name="T26">Executando o script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4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_20_1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Comando shift</text:p>
          </draw:text-box>
        </draw:frame>
        <draw:g>
          <draw:g>
            <draw:custom-shape draw:style-name="gr6" draw:text-style-name="P16" draw:layer="layout" svg:width="3.2cm" svg:height="3.2cm" svg:x="5.6cm" svg:y="6.652cm">
              <text:p text:style-name="P16">$5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16" draw:layer="layout" svg:width="3.2cm" svg:height="3.2cm" svg:x="9.099cm" svg:y="6.651cm">
              <text:p text:style-name="P16">$4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16" draw:layer="layout" svg:width="3.2cm" svg:height="3.2cm" svg:x="12.599cm" svg:y="6.651cm">
              <text:p text:style-name="P16">$3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" draw:text-style-name="P16" draw:layer="layout" svg:width="3.2cm" svg:height="3.2cm" svg:x="16.098cm" svg:y="6.65cm">
              <text:p text:style-name="P16">$2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16" draw:layer="layout" svg:width="3.2cm" svg:height="3.2cm" svg:x="19.597cm" svg:y="6.649cm">
              <text:p text:style-name="P16">$1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6" draw:layer="layout" svg:width="3.2cm" svg:height="3.2cm" svg:x="9.099cm" svg:y="12.451cm">
              <text:p text:style-name="P16">$4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16" draw:layer="layout" svg:width="3.2cm" svg:height="3.2cm" svg:x="12.598cm" svg:y="12.45cm">
              <text:p text:style-name="P16">$3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16" draw:layer="layout" svg:width="3.2cm" svg:height="3.2cm" svg:x="16.098cm" svg:y="12.45cm">
              <text:p text:style-name="P16">$2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" draw:text-style-name="P16" draw:layer="layout" svg:width="3.2cm" svg:height="3.2cm" svg:x="19.597cm" svg:y="12.449cm">
              <text:p text:style-name="P16">$1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line draw:style-name="gr11" draw:text-style-name="P4" draw:layer="layout" svg:x1="4cm" svg:y1="11.25cm" svg:x2="24cm" svg:y2="11.25cm">
            <text:p/>
          </draw:line>
          <draw:frame draw:style-name="gr4" draw:text-style-name="P17" draw:layer="layout" svg:width="5.138cm" svg:height="0.963cm" svg:x="4.1cm" svg:y="11.45cm">
            <draw:text-box>
              <text:p text:style-name="P17"><text:span text:style-name="T27">Depois do </text:span><text:span text:style-name="T24">shift</text:span></text:p>
            </draw:text-box>
          </draw:frame>
          <draw:frame draw:style-name="gr4" draw:text-style-name="P17" draw:layer="layout" svg:width="4.808cm" svg:height="0.963cm" svg:x="4.001cm" svg:y="5.35cm">
            <draw:text-box>
              <text:p text:style-name="P17"><text:span text:style-name="T27">Antes do </text:span><text:span text:style-name="T24">shift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Comando <text:span text:style-name="T24">shift</text:span></text:p>
          </draw:text-box>
        </draw:frame>
        <draw:custom-shape draw:style-name="gr2" draw:text-style-name="P3" draw:layer="layout" svg:width="23.401cm" svg:height="14.915cm" svg:x="2.3cm" svg:y="5.343cm">
          <text:p text:style-name="P14"><text:span text:style-name="T8"><text:s/></text:span><text:span text:style-name="T8">1</text:span><text:span text:style-name="T2"> #!/bin/bash</text:span></text:p>
          <text:p text:style-name="P14"><text:span text:style-name="T8"><text:s/></text:span><text:span text:style-name="T8">2</text:span><text:span text:style-name="T8"><text:tab/></text:span></text:p>
          <text:p text:style-name="P14"><text:span text:style-name="T8"><text:s/></text:span><text:span text:style-name="T8">3</text:span><text:span text:style-name="T8"><text:tab/></text:span><text:span text:style-name="T8"> </text:span><text:span text:style-name="T2">foo(){</text:span></text:p>
          <text:p text:style-name="P14"><text:span text:style-name="T8"><text:s/></text:span><text:span text:style-name="T8">4</text:span><text:span text:style-name="T2"><text:tab/></text:span><text:span text:style-name="T2"> </text:span><text:span text:style-name="T2"><text:tab/></text:span><text:span text:style-name="T2"> <text:s/>x=1</text:span></text:p>
          <text:p text:style-name="P14"><text:span text:style-name="T8"><text:s/></text:span><text:span text:style-name="T18">5</text:span><text:span text:style-name="T2"><text:tab/></text:span><text:span text:style-name="T2"> </text:span><text:span text:style-name="T2"><text:tab/></text:span><text:span text:style-name="T2"> <text:s/>while [ -n "$1" ]</text:span></text:p>
          <text:p text:style-name="P14"><text:span text:style-name="T8"><text:s/></text:span><text:span text:style-name="T8">6</text:span><text:span text:style-name="T2"><text:tab/></text:span><text:span text:style-name="T2"><text:tab/></text:span><text:span text:style-name="T2"> <text:s/>do</text:span></text:p>
          <text:p text:style-name="P14"><text:span text:style-name="T8"><text:s/></text:span><text:span text:style-name="T8">7</text:span><text:span text:style-name="T2"><text:tab/></text:span><text:span text:style-name="T2"><text:tab/></text:span><text:span text:style-name="T2"><text:tab/></text:span><text:span text:style-name="T2"> <text:s text:c="2"/>echo "$xº parâmetro: $1"</text:span></text:p>
          <text:p text:style-name="P14"><text:span text:style-name="T8"><text:s/></text:span><text:span text:style-name="T8">8</text:span><text:span text:style-name="T2"><text:tab/></text:span><text:span text:style-name="T2"><text:tab/></text:span><text:span text:style-name="T2"><text:tab/></text:span><text:span text:style-name="T2"> <text:s text:c="2"/>x=$((x+1))</text:span></text:p>
          <text:p text:style-name="P14"><text:span text:style-name="T8"><text:s/></text:span><text:span text:style-name="T18">9</text:span><text:span text:style-name="T8"><text:tab/></text:span><text:span text:style-name="T2"><text:tab/></text:span><text:span text:style-name="T2"><text:tab/></text:span><text:span text:style-name="T2"> <text:s text:c="2"/>shift</text:span></text:p>
          <text:p text:style-name="P14"><text:span text:style-name="T8">10</text:span><text:span text:style-name="T2"><text:tab/></text:span><text:span text:style-name="T2"><text:tab/></text:span><text:span text:style-name="T2"> <text:s/>done</text:span></text:p>
          <text:p text:style-name="P14"><text:span text:style-name="T8">11</text:span><text:span text:style-name="T2"><text:tab/></text:span><text:span text:style-name="T2"> }</text:span></text:p>
          <text:p text:style-name="P14"><text:span text:style-name="T8">12</text:span><text:span text:style-name="T2"><text:tab/></text:span></text:p>
          <text:p text:style-name="P14"><text:span text:style-name="T8">13</text:span><text:span text:style-name="T2"><text:tab/></text:span><text:span text:style-name="T2"> foo 1 '2 3' 4 5 'olá mundo'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986cm" svg:x="1.4cm" svg:y="3.814cm" presentation:class="outline" presentation:user-transformed="true">
          <draw:text-box>
            <text:list text:style-name="L2">
              <text:list-item>
                <text:p><text:span text:style-name="T26">Exemplo: listar argumentos passados para função.</text:span>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4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_20_1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Expressões aritmética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O bash suporta apenas aritmética de inteiros, via a contrução <text:span text:style-name="T24">$((...))</text:span></text:p>
              </text:list-item>
              <text:list-item>
                <text:p>Para fazer aritmética de ponto flutuante é necessário um programa externo, como o <text:span text:style-name="T24">bc</text:span>.</text:p>
              </text:list-item>
              <text:list-item>
                <text:p>Alguns shells como o ksh e csh suportam aritmética de ponto flutuante nativament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Expressões aritméticas</text:p>
          </draw:text-box>
        </draw:frame>
        <draw:custom-shape draw:style-name="gr2" draw:text-style-name="P3" draw:layer="layout" svg:width="23.401cm" svg:height="10.457cm" svg:x="2.3cm" svg:y="5.972cm">
          <text:p text:style-name="P15"><text:span text:style-name="T2">$ echo $((5/2))</text:span></text:p>
          <text:p text:style-name="P15"><text:span text:style-name="T2">2</text:span></text:p>
          <text:p text:style-name="P15"><text:span text:style-name="T2">$ echo $((10/3))</text:span></text:p>
          <text:p text:style-name="P15"><text:span text:style-name="T2">3</text:span></text:p>
          <text:p text:style-name="P15"><text:span text:style-name="T2"/></text:p>
          <text:p text:style-name="P15"><text:span text:style-name="T2">$ echo "scale=3; 5/2" | bc</text:span></text:p>
          <text:p text:style-name="P15"><text:span text:style-name="T2">2.500</text:span></text:p>
          <text:p text:style-name="P15"><text:span text:style-name="T2">$ echo "scale=3; 10/3" | bc</text:span></text:p>
          <text:p text:style-name="P15"><text:span text:style-name="T2">3.333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986cm" svg:x="1.4cm" svg:y="3.814cm" presentation:class="outline" presentation:user-transformed="true">
          <draw:text-box>
            <text:list text:style-name="L2">
              <text:list-item>
                <text:p><text:span text:style-name="T26">Exemplo: fazer 5/2 e 10/3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4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Expressões aritméticas</text:p>
          </draw:text-box>
        </draw:frame>
        <draw:custom-shape draw:style-name="gr2" draw:text-style-name="P19" draw:layer="layout" svg:width="23.401cm" svg:height="10.457cm" svg:x="2.3cm" svg:y="6.172cm">
          <text:p text:style-name="P18"><text:span text:style-name="T28">$ DIVIDENDO=10</text:span></text:p>
          <text:p text:style-name="P18"><text:span text:style-name="T28">$ DIVISOR=3</text:span></text:p>
          <text:p text:style-name="P18"><text:span text:style-name="T28">$ RESULT=$((DIVIDENDO/DIVISOR))</text:span></text:p>
          <text:p text:style-name="P18"><text:span text:style-name="T28">$ echo $RESULT</text:span></text:p>
          <text:p text:style-name="P18"><text:span text:style-name="T28">3</text:span></text:p>
          <text:p text:style-name="P18"><text:span text:style-name="T28"/></text:p>
          <text:p text:style-name="P18"><text:span text:style-name="T28">$ RESULT=$(echo "scale=3; $DIVIDENDO/$DIVISOR" | bc)</text:span></text:p>
          <text:p text:style-name="P18"><text:span text:style-name="T28">$ echo $RESULT</text:span></text:p>
          <text:p text:style-name="P18"><text:span text:style-name="T28">3.333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986cm" svg:x="1.4cm" svg:y="3.814cm" presentation:class="outline" presentation:user-transformed="true">
          <draw:text-box>
            <text:list text:style-name="L2">
              <text:list-item>
                <text:p><text:span text:style-name="T26">Exemplo: fazer 10/3, usando variávei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5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Fresh_25_20and_25_20Serious-background" style:display-name="Fresh%20and%20Serious-background" style:family="presentation">
      <style:graphic-properties draw:stroke="none" draw:fill="none"/>
      <style:text-properties style:letter-kerning="true"/>
    </style:style>
    <style:style style:name="Fresh_25_20and_25_20Serious-backgroundobjects" style:display-name="Fresh%20and%20Serio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sh_25_20and_25_20Serious-notes" style:display-name="Fresh%20and%20Serio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resh_25_20and_25_20Serious-outline1" style:display-name="Fresh%20and%20Serious-outline1" style:family="presentation">
      <style:graphic-properties draw:stroke="none" draw:fill="none" draw:auto-grow-height="false" draw:fit-to-size="shrink-to-fit">
        <text:list-style style:name="Fresh_25_20and_25_20Serious-outline1" style:display-name="Fresh%20and%20Serio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_25_20and_25_20Serious-outline2" style:display-name="Fresh%20and%20Serious-outline2" style:family="presentation" style:parent-style-name="Fresh_25_20and_25_20Serious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Fresh_25_20and_25_20Serious-outline3" style:display-name="Fresh%20and%20Serious-outline3" style:family="presentation" style:parent-style-name="Fresh_25_20and_25_20Serious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Fresh_25_20and_25_20Serious-outline4" style:display-name="Fresh%20and%20Serious-outline4" style:family="presentation" style:parent-style-name="Fresh_25_20and_25_20Serious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Fresh_25_20and_25_20Serious-outline5" style:display-name="Fresh%20and%20Serious-outline5" style:family="presentation" style:parent-style-name="Fresh_25_20and_25_20Serious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outline6" style:display-name="Fresh%20and%20Serious-outline6" style:family="presentation" style:parent-style-name="Fresh_25_20and_25_20Serious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outline7" style:display-name="Fresh%20and%20Serious-outline7" style:family="presentation" style:parent-style-name="Fresh_25_20and_25_20Serious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outline8" style:display-name="Fresh%20and%20Serious-outline8" style:family="presentation" style:parent-style-name="Fresh_25_20and_25_20Serious-outline7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outline9" style:display-name="Fresh%20and%20Serious-outline9" style:family="presentation" style:parent-style-name="Fresh_25_20and_25_20Serious-outline8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subtitle" style:display-name="Fresh%20and%20Serious-subtitle" style:family="presentation">
      <style:graphic-properties draw:stroke="none" draw:fill="none" draw:textarea-vertical-align="middle">
        <text:list-style style:name="Fresh_25_20and_25_20Serious-subtitle" style:display-name="Fresh%20and%20Serio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_25_20and_25_20Serious-title" style:display-name="Fresh%20and%20Serious-title" style:family="presentation">
      <style:graphic-properties draw:stroke="none" draw:fill="none" draw:textarea-vertical-align="middle" draw:fit-to-size="shrink-to-fit">
        <text:list-style style:name="Fresh_25_20and_25_20Serious-title" style:display-name="Fresh%20and%20Serio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 draw:fit-to-size="shrink-to-fit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 draw:fit-to-size="shrink-to-fit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>
        <text:list-style style:name="Standard_20_3-outline1" style:display-name="Standard 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top="0cm" fo:margin-bottom="0.4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top="0cm" fo:margin-bottom="0.3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top="0cm" fo:margin-bottom="0.2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 draw:fit-to-size="shrink-to-fit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resh_25_20and_25_20Serio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resh_25_20and_25_20Serio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Fresh_25_20and_25_20Seriou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resh_25_20and_25_20Serious" style:display-name="Fresh%20and%20Serious" style:page-layout-name="PM1" draw:style-name="Mdp1">
      <draw:frame draw:style-name="Mgr3" draw:text-style-name="MP3" draw:layer="backgroundobjects" svg:width="27.999cm" svg:height="20.946cm" svg:x="0.001cm" svg:y="0.054cm">
        <draw:image xlink:href="Pictures/1000020100000640000004AD766578CC.png" xlink:type="simple" xlink:show="embed" xlink:actuate="onLoad">
          <text:p/>
        </draw:image>
      </draw:frame>
      <draw:frame presentation:style-name="Fresh_25_20and_25_20Serious-title" draw:layer="backgroundobjects" svg:width="25.199cm" svg:height="2.306cm" svg:x="1.401cm" svg:y="9.8cm" presentation:class="title" presentation:placeholder="true">
        <draw:text-box/>
      </draw:frame>
      <draw:frame presentation:style-name="Fresh_25_20and_25_20Serious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Fresh_25_20and_25_20Serious-title" draw:layer="backgroundobjects" svg:width="14.848cm" svg:height="11.135cm" svg:x="3.075cm" svg:y="2.257cm" presentation:class="page"/>
        <draw:frame presentation:style-name="Fresh_25_20and_25_20Serio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3" draw:layer="backgroundobjects" svg:width="27.999cm" svg:height="20.946cm" svg:x="0cm" svg:y="0cm">
        <draw:image xlink:href="Pictures/1000020100000640000004AD1F971F8D.png" xlink:type="simple" xlink:show="embed" xlink:actuate="onLoad">
          <text:p/>
        </draw:image>
      </draw:frame>
      <draw:frame presentation:style-name="Standard_20_1-title" draw:layer="backgroundobjects" svg:width="25.199cm" svg:height="2.4cm" svg:x="1.4cm" svg:y="0.2cm" presentation:class="title" presentation:placeholder="true">
        <draw:text-box/>
      </draw:frame>
      <draw:frame presentation:style-name="Standard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3" draw:layer="backgroundobjects" svg:width="27.999cm" svg:height="20.946cm" svg:x="0.001cm" svg:y="0cm">
        <draw:image xlink:href="Pictures/1000020100000640000004ADFBAD5771.png" xlink:type="simple" xlink:show="embed" xlink:actuate="onLoad">
          <text:p/>
        </draw:image>
      </draw:frame>
      <draw:frame presentation:style-name="Standard_20_2-title" draw:layer="backgroundobjects" svg:width="25.199cm" svg:height="2.4cm" svg:x="1.4cm" svg:y="0.2cm" presentation:class="title" presentation:placeholder="true">
        <draw:text-box/>
      </draw:frame>
      <draw:frame presentation:style-name="Standard_20_2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0.001cm" svg:height="0.001cm" svg:x="0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3" draw:layer="backgroundobjects" svg:width="27.999cm" svg:height="20.946cm" svg:x="0cm" svg:y="0cm">
        <draw:image xlink:href="Pictures/1000020100000640000004AD5377ED5F.png" xlink:type="simple" xlink:show="embed" xlink:actuate="onLoad">
          <text:p/>
        </draw:image>
      </draw:frame>
      <draw:frame presentation:style-name="Standard_20_3-title" draw:layer="backgroundobjects" svg:width="25.199cm" svg:height="2.4cm" svg:x="1.4cm" svg:y="0.2cm" presentation:class="title" presentation:placeholder="true">
        <draw:text-box/>
      </draw:frame>
      <draw:frame presentation:style-name="Standard_20_3-outline1" draw:layer="backgroundobjects" svg:width="20.4cm" svg:height="12.18cm" svg:x="3.8cm" svg:y="8.6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0.001cm" svg:height="0.001cm" svg:x="0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20T17:52:26</meta:creation-date>
    <meta:editing-duration>PT9H44M35S</meta:editing-duration>
    <meta:editing-cycles>37</meta:editing-cycles>
    <meta:generator>LibreOffice/3.5$Linux_X86_64 LibreOffice_project/350m1$Build-2</meta:generator>
    <meta:initial-creator>Guilherme Gall</meta:initial-creator>
    <dc:date>2013-01-21T19:57:05</dc:date>
    <dc:creator>Guilherme Gall</dc:creator>
    <meta:document-statistic meta:object-count="298"/>
    <meta:template xlink:type="simple" xlink:actuate="onRequest" xlink:title="template" xlink:href="../../../.config/libreoffice/3/user/template/Apresentações/template." meta:date="2013-01-20T17:52:26"/>
  </office:meta>
</office:document-meta>
</file>